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6.126cm"/>
    </style:style>
    <style:style style:name="co2" style:family="table-column">
      <style:table-column-properties fo:break-before="auto" style:column-width="2.258cm"/>
    </style:style>
    <style:style style:name="co3" style:family="table-column">
      <style:table-column-properties fo:break-before="auto" style:column-width="10.156cm"/>
    </style:style>
    <style:style style:name="co4" style:family="table-column">
      <style:table-column-properties fo:break-before="auto" style:column-width="7.195cm"/>
    </style:style>
    <style:style style:name="co5" style:family="table-column">
      <style:table-column-properties fo:break-before="auto" style:column-width="7.837cm"/>
    </style:style>
    <style:style style:name="co6" style:family="table-column">
      <style:table-column-properties fo:break-before="auto" style:column-width="12.504cm"/>
    </style:style>
    <style:style style:name="co7" style:family="table-column">
      <style:table-column-properties fo:break-before="auto" style:column-width="10.349cm"/>
    </style:style>
    <style:style style:name="co8" style:family="table-column">
      <style:table-column-properties fo:break-before="auto" style:column-width="2.09cm"/>
    </style:style>
    <style:style style:name="co9" style:family="table-column">
      <style:table-column-properties fo:break-before="auto" style:column-width="3.403cm"/>
    </style:style>
    <style:style style:name="co10" style:family="table-column">
      <style:table-column-properties fo:break-before="auto" style:column-width="7.832cm"/>
    </style:style>
    <style:style style:name="co11" style:family="table-column">
      <style:table-column-properties fo:break-before="auto" style:column-width="7.117cm"/>
    </style:style>
    <style:style style:name="co12" style:family="table-column">
      <style:table-column-properties fo:break-before="auto" style:column-width="2.699cm"/>
    </style:style>
    <style:style style:name="co13" style:family="table-column">
      <style:table-column-properties fo:break-before="auto" style:column-width="2.355cm"/>
    </style:style>
    <style:style style:name="co14" style:family="table-column">
      <style:table-column-properties fo:break-before="auto" style:column-width="3.122cm"/>
    </style:style>
    <style:style style:name="co15" style:family="table-column">
      <style:table-column-properties fo:break-before="auto" style:column-width="6.033cm"/>
    </style:style>
    <style:style style:name="co16" style:family="table-column">
      <style:table-column-properties fo:break-before="auto" style:column-width="5.794cm"/>
    </style:style>
    <style:style style:name="co17" style:family="table-column">
      <style:table-column-properties fo:break-before="auto" style:column-width="3.836cm"/>
    </style:style>
    <style:style style:name="co18" style:family="table-column">
      <style:table-column-properties fo:break-before="auto" style:column-width="5.773cm"/>
    </style:style>
    <style:style style:name="co19" style:family="table-column">
      <style:table-column-properties fo:break-before="auto" style:column-width="6.316cm"/>
    </style:style>
    <style:style style:name="co20" style:family="table-column">
      <style:table-column-properties fo:break-before="auto" style:column-width="10.783cm"/>
    </style:style>
    <style:style style:name="co21" style:family="table-column">
      <style:table-column-properties fo:break-before="auto" style:column-width="17.672cm"/>
    </style:style>
    <style:style style:name="co22" style:family="table-column">
      <style:table-column-properties fo:break-before="auto" style:column-width="13.67cm"/>
    </style:style>
    <style:style style:name="ro1" style:family="table-row">
      <style:table-row-properties style:row-height="1.632cm" fo:break-before="auto" style:use-optimal-row-height="true"/>
    </style:style>
    <style:style style:name="ro2" style:family="table-row">
      <style:table-row-properties style:row-height="1.147cm" fo:break-before="auto" style:use-optimal-row-height="false"/>
    </style:style>
    <style:style style:name="ro3" style:family="table-row">
      <style:table-row-properties style:row-height="1.235cm" fo:break-before="auto" style:use-optimal-row-height="true"/>
    </style:style>
    <style:style style:name="ro4" style:family="table-row">
      <style:table-row-properties style:row-height="0.97cm" fo:break-before="auto" style:use-optimal-row-height="false"/>
    </style:style>
    <style:style style:name="ro5" style:family="table-row">
      <style:table-row-properties style:row-height="2.817cm" fo:break-before="auto" style:use-optimal-row-height="true"/>
    </style:style>
    <style:style style:name="ro6" style:family="table-row">
      <style:table-row-properties style:row-height="1.815cm" fo:break-before="auto" style:use-optimal-row-height="false"/>
    </style:style>
    <style:style style:name="ro7" style:family="table-row">
      <style:table-row-properties style:row-height="4.427cm" fo:break-before="auto" style:use-optimal-row-height="false"/>
    </style:style>
    <style:style style:name="ro8" style:family="table-row">
      <style:table-row-properties style:row-height="1.605cm" fo:break-before="auto" style:use-optimal-row-height="false"/>
    </style:style>
    <style:style style:name="ro9" style:family="table-row">
      <style:table-row-properties style:row-height="14.268cm" fo:break-before="auto" style:use-optimal-row-height="true"/>
    </style:style>
    <style:style style:name="ro10" style:family="table-row">
      <style:table-row-properties style:row-height="10.319cm" fo:break-before="auto" style:use-optimal-row-height="true"/>
    </style:style>
    <style:style style:name="ro11" style:family="table-row">
      <style:table-row-properties style:row-height="2.08cm" fo:break-before="auto" style:use-optimal-row-height="false"/>
    </style:style>
    <style:style style:name="ro12" style:family="table-row">
      <style:table-row-properties style:row-height="9.529cm" fo:break-before="auto" style:use-optimal-row-height="true"/>
    </style:style>
    <style:style style:name="ro13" style:family="table-row">
      <style:table-row-properties style:row-height="5.976cm" fo:break-before="auto" style:use-optimal-row-height="true"/>
    </style:style>
    <style:style style:name="ro14" style:family="table-row">
      <style:table-row-properties style:row-height="0.452cm" fo:break-before="auto" style:use-optimal-row-height="true"/>
    </style:style>
    <style:style style:name="ro15" style:family="table-row">
      <style:table-row-properties style:row-height="1.085cm" fo:break-before="auto" style:use-optimal-row-height="false"/>
    </style:style>
    <style:style style:name="ro16" style:family="table-row">
      <style:table-row-properties style:row-height="0.841cm" fo:break-before="auto" style:use-optimal-row-height="true"/>
    </style:style>
    <style:style style:name="ro17" style:family="table-row">
      <style:table-row-properties style:row-height="1.236cm" fo:break-before="auto" style:use-optimal-row-height="true"/>
    </style:style>
    <style:style style:name="ro18" style:family="table-row">
      <style:table-row-properties style:row-height="4.001cm" fo:break-before="auto" style:use-optimal-row-height="true"/>
    </style:style>
    <style:style style:name="ro19" style:family="table-row">
      <style:table-row-properties style:row-height="3.36cm" fo:break-before="auto" style:use-optimal-row-height="false"/>
    </style:style>
    <style:style style:name="ro20" style:family="table-row">
      <style:table-row-properties style:row-height="3.725cm" fo:break-before="auto" style:use-optimal-row-height="false"/>
    </style:style>
    <style:style style:name="ro21" style:family="table-row">
      <style:table-row-properties style:row-height="5.186cm" fo:break-before="auto" style:use-optimal-row-height="true"/>
    </style:style>
    <style:style style:name="ro22" style:family="table-row">
      <style:table-row-properties style:row-height="2.399cm" fo:break-before="auto" style:use-optimal-row-height="true"/>
    </style:style>
    <style:style style:name="ro23" style:family="table-row">
      <style:table-row-properties style:row-height="2.027cm" fo:break-before="auto" style:use-optimal-row-height="true"/>
    </style:style>
    <style:style style:name="ro24" style:family="table-row">
      <style:table-row-properties style:row-height="4.791cm" fo:break-before="auto" style:use-optimal-row-height="true"/>
    </style:style>
    <style:style style:name="ro25" style:family="table-row">
      <style:table-row-properties style:row-height="6.765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9" style:family="table-cell" style:parent-style-name="Default">
      <style:text-properties fo:font-weight="bold" style:font-weight-asian="bold" style:font-weight-complex="bold"/>
    </style:style>
    <style:style style:name="ce18" style:family="table-cell" style:parent-style-name="Default">
      <style:table-cell-properties fo:wrap-option="wrap"/>
    </style:style>
    <style:style style:name="ce19" style:family="table-cell" style:parent-style-name="Default">
      <style:table-cell-properties style:text-align-source="fix" style:repeat-content="false" fo:wrap-option="wrap" style:vertical-align="middle"/>
      <style:paragraph-properties fo:text-align="center" fo:margin-left="0cm"/>
    </style:style>
    <style:style style:name="ce4" style:family="table-cell" style:parent-style-name="Default">
      <style:table-cell-properties style:text-align-source="fix" style:repeat-content="false" fo:wrap-option="wrap"/>
      <style:paragraph-properties fo:text-align="center" fo:margin-left="0cm"/>
    </style:style>
    <style:style style:name="ce21" style:family="table-cell" style:parent-style-name="Default">
      <style:table-cell-properties style:text-align-source="fix" style:repeat-content="false"/>
      <style:paragraph-properties fo:text-align="center" fo:margin-left="0cm"/>
    </style:style>
    <style:style style:name="ce22" style:family="table-cell" style:parent-style-name="Default" style:data-style-name="N4">
      <style:table-cell-properties style:text-align-source="fix" style:repeat-content="false" fo:wrap-option="wrap" style:vertical-align="middle"/>
      <style:paragraph-properties fo:text-align="start" fo:margin-left="0cm"/>
    </style:style>
    <style:style style:name="ce7" style:family="table-cell" style:parent-style-name="Default" style:data-style-name="N4">
      <style:table-cell-properties fo:wrap-option="wrap"/>
    </style:style>
    <style:style style:name="ce23" style:family="table-cell" style:parent-style-name="Default" style:data-style-name="N4">
      <style:table-cell-properties fo:wrap-option="wrap"/>
    </style:style>
    <style:style style:name="ce24" style:family="table-cell" style:parent-style-name="Default">
      <style:table-cell-properties fo:wrap-option="wrap"/>
      <style:text-properties fo:font-weight="bold" style:font-weight-asian="bold" style:font-weight-complex="bold"/>
    </style:style>
    <style:style style:name="ce47" style:family="table-cell" style:parent-style-name="Default">
      <style:table-cell-properties fo:background-color="#d9ead3" fo:wrap-option="wrap"/>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ffffff" fo:wrap-option="wrap"/>
    </style:style>
    <style:style style:name="ce49" style:family="table-cell" style:parent-style-name="Default">
      <style:table-cell-properties fo:background-color="#808080" fo:wrap-option="wrap"/>
      <style:text-properties fo:font-style="italic" style:font-style-asian="italic" style:font-style-complex="italic"/>
    </style:style>
    <style:style style:name="ce50" style:family="table-cell" style:parent-style-name="Default">
      <style:table-cell-properties fo:wrap-option="wrap"/>
      <style:text-properties style:use-window-font-color="true" style:text-outline="false" style:text-line-through-style="none" style:text-line-through-type="none" style:font-name="Carli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808080" fo:wrap-option="wrap"/>
    </style:style>
    <style:style style:name="ce53" style:family="table-cell" style:parent-style-name="Default">
      <style:table-cell-properties fo:background-color="#888888" fo:wrap-option="wrap"/>
    </style:style>
    <style:style style:name="ce54" style:family="table-cell" style:parent-style-name="Default">
      <style:table-cell-properties fo:background-color="#d9ead3" fo:wrap-option="wrap"/>
      <style:text-properties fo:font-weight="bold" style:font-weight-asian="bold" style:font-weight-complex="bold"/>
    </style:style>
    <style:style style:name="ce55" style:family="table-cell" style:parent-style-name="Default">
      <style:table-cell-properties fo:background-color="transparent" fo:wrap-option="wrap"/>
    </style:style>
    <style:style style:name="ce56" style:family="table-cell" style:parent-style-name="Default">
      <style:table-cell-properties fo:background-color="#eeeeee" fo:wrap-option="wrap"/>
    </style:style>
    <style:style style:name="ce57" style:family="table-cell" style:parent-style-name="Default">
      <style:table-cell-properties fo:wrap-option="wrap"/>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ustifDonnée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ce18"/>
        <table:table-column table:style-name="co5" table:number-columns-repeated="6" table:default-cell-style-name="ce18"/>
        <table:table-column table:style-name="co6" table:default-cell-style-name="ce18"/>
        <table:table-column table:style-name="co7" table:number-columns-repeated="2" table:default-cell-style-name="ce18"/>
        <table:table-column table:style-name="co8" table:default-cell-style-name="ce18"/>
        <table:table-column table:style-name="co7" table:number-columns-repeated="3" table:default-cell-style-name="ce18"/>
        <table:table-column table:style-name="co9" table:default-cell-style-name="ce18"/>
        <table:table-column table:style-name="co9" table:number-columns-repeated="2" table:default-cell-style-name="Default"/>
        <table:table-column table:style-name="co2" table:default-cell-style-name="Default"/>
        <table:table-row table:style-name="ro1">
          <table:table-cell table:style-name="ce9" office:value-type="string" calcext:value-type="string">
            <text:p>Donnée sur l’utilisateur</text:p>
          </table:table-cell>
          <table:table-cell table:style-name="ce9" office:value-type="string" calcext:value-type="string">
            <text:p>Format</text:p>
          </table:table-cell>
          <table:table-cell table:style-name="ce9" office:value-type="string" calcext:value-type="string">
            <text:p>Obligatoire ?</text:p>
          </table:table-cell>
          <table:table-cell table:style-name="ce9" office:value-type="string" calcext:value-type="string">
            <text:p>Justification de l’utilisation de cette donnée par le logiciel</text:p>
          </table:table-cell>
          <table:table-cell table:style-name="ce24" office:value-type="string" calcext:value-type="string">
            <text:p>Aide apportée à l’utilisateur – fr</text:p>
          </table:table-cell>
          <table:table-cell table:style-name="ce24" office:value-type="string" calcext:value-type="string">
            <text:p>Hilfe für den Nutzer – de</text:p>
          </table:table-cell>
          <table:table-cell table:style-name="ce24" office:value-type="string" calcext:value-type="string">
            <text:p>Guida per l'utente – it</text:p>
          </table:table-cell>
          <table:table-cell table:style-name="ce24" office:value-type="string" calcext:value-type="string">
            <text:p>Hulp voor de gebruiker - nl</text:p>
          </table:table-cell>
          <table:table-cell table:style-name="ce24" office:value-type="string" calcext:value-type="string">
            <text:p>Ayuda para el usuario - es</text:p>
          </table:table-cell>
          <table:table-cell table:style-name="ce24" office:value-type="string" calcext:value-type="string">
            <text:p>Pomoc dla użytkownika - pl</text:p>
          </table:table-cell>
          <table:table-cell table:style-name="ce24" office:value-type="string" calcext:value-type="string">
            <text:p>Help for the user – en</text:p>
          </table:table-cell>
          <table:table-cell table:style-name="ce24" office:value-type="string" calcext:value-type="string">
            <text:p>Justification donnée à l’utilisateur – fr</text:p>
          </table:table-cell>
          <table:table-cell table:style-name="ce24" office:value-type="string" calcext:value-type="string">
            <text:p>Rechtfertigung, die dem Nutzer gegeben wird - de</text:p>
          </table:table-cell>
          <table:table-cell table:style-name="ce24" office:value-type="string" calcext:value-type="string">
            <text:p>Justificación dada al usuario - es</text:p>
          </table:table-cell>
          <table:table-cell table:style-name="ce24" office:value-type="string" calcext:value-type="string">
            <text:p>Giustificazione fornita all'utente - it</text:p>
          </table:table-cell>
          <table:table-cell table:style-name="ce24" office:value-type="string" calcext:value-type="string">
            <text:p>Verantwoording gegeven aan de gebruiker - nl</text:p>
          </table:table-cell>
          <table:table-cell table:style-name="ce24" office:value-type="string" calcext:value-type="string">
            <text:p>Uzasadnienie podane użytkownikowi - pl</text:p>
          </table:table-cell>
          <table:table-cell table:style-name="ce24" office:value-type="string" calcext:value-type="string">
            <text:p>Justification donnée à l’utilisateur – en</text:p>
          </table:table-cell>
          <table:table-cell table:style-name="ce24"/>
          <table:table-cell table:number-columns-repeated="2"/>
          <table:table-cell table:style-name="ce24"/>
        </table:table-row>
        <table:table-row table:style-name="ro2">
          <table:table-cell table:style-name="ce18" office:value-type="string" calcext:value-type="string">
            <text:p>Prénoms tels qu’apparaissant dans les documents officiels d’identité</text:p>
          </table:table-cell>
          <table:table-cell table:style-name="ce18" office:value-type="string" calcext:value-type="string">
            <text:p>Texte</text:p>
          </table:table-cell>
          <table:table-cell table:style-name="ce19" office:value-type="string" calcext:value-type="string" table:number-columns-spanned="1" table:number-rows-spanned="3">
            <text:p>Pour les Coopérateurs uniquement</text:p>
          </table:table-cell>
          <table:table-cell table:style-name="ce22" office:value-type="string" calcext:value-type="string" table:number-columns-spanned="1" table:number-rows-spanned="3">
            <text:p>La combinaison de l’ensemble des prénoms et noms, et de la date de naissance constitue un identifiant unique pour une proportion extrêmement large de la population. Le nombre de personnes partageant exactement cet ensemble de données personnelles en Europe est suffisamment faible pour être considéré comme négligeable dans l’échantillon de population que constituent les Coopérateurs</text:p>
          </table:table-cell>
          <table:table-cell office:value-type="string" calcext:value-type="string">
            <text:p>Tous tes prénoms, tels qu’ils apparaissent dans tes documents officiels d’identité</text:p>
          </table:table-cell>
          <table:table-cell office:value-type="string" calcext:value-type="string">
            <text:p>Alle deine Vornamen, wie sie in deinen offiziellen Identitätsdokumenten erscheinen.</text:p>
          </table:table-cell>
          <table:table-cell office:value-type="string" calcext:value-type="string">
            <text:p>Tutti i tuoi cognomi, così come appaiono nei tuoi documenti d'identità ufficiali</text:p>
          </table:table-cell>
          <table:table-cell office:value-type="string" calcext:value-type="string">
            <text:p>Al je voornamen, zoals ze voorkomen in je officiële identiteitsdocumenten</text:p>
          </table:table-cell>
          <table:table-cell office:value-type="string" calcext:value-type="string">
            <text:p>Todos tus nombres de pila, tal y como aparecen en tus documentos oficiales de identidad</text:p>
          </table:table-cell>
          <table:table-cell office:value-type="string" calcext:value-type="string">
            <text:p>Wszystkie Twoje imiona, tak jak widnieją w Twoich oficjalnych dokumentach tożsamości</text:p>
          </table:table-cell>
          <table:table-cell office:value-type="string" calcext:value-type="string">
            <text:p>All your forenames, as they appear in your official identity documents</text:p>
          </table:table-cell>
          <table:table-cell office:value-type="string" calcext:value-type="string" table:number-columns-spanned="1" table:number-rows-spanned="3">
            <text:p>La combinaison de l’ensemble des tes prénoms et noms, et de ta date de naissance, que nous allons contrôler à l’étape suivante de ton inscription, constitue un identifiant pratiquement unique. Nous sommes presque sûrs qu’il n’existe qu’une seule personne dans l’Union Européenne ayant toutes ces données d’identité : toi. Pour assurer le principe démocratique “une personne – une voix”, nous refuserons l’inscription de toute autre personne utilisant ces mêmes informations pour s’enregistrer comme Coopérateur. <text:s/></text:p>
          </table:table-cell>
          <table:table-cell office:value-type="string" calcext:value-type="string" table:number-columns-spanned="1" table:number-rows-spanned="3">
            <text:p>Die Kombination aller deiner Vor- und Nachnamen und deines Geburtsdatums, die wir im nächsten Schritt deiner Registrierung überprüfen werden, ergibt eine praktisch einzigartige Kennung. Wir sind uns ziemlich sicher, dass es in der Europäischen Union nur eine Person gibt, die alle diese Identitätsdaten hat: dich. Um das demokratische Prinzip "eine Person - eine Stimme" zu gewährleisten, werden wir die Registrierung jeder anderen Person ablehnen, die dieselben Informationen verwendet, um sich als Genossenschaftler/in zu registrieren. <text:s/></text:p>
          </table:table-cell>
          <table:table-cell office:value-type="string" calcext:value-type="string" table:number-columns-spanned="1" table:number-rows-spanned="3">
            <text:p>La combinación de todos tus nombres y apellidos y tu fecha de nacimiento, que comprobaremos en la siguiente fase de tu inscripción, constituye un identificador prácticamente único. Estamos casi seguros de que sólo hay una persona en la Unión Europea que tenga todos estos datos de identidad: tú. Para defender el principio democrático de "una persona, un voto", nos negaremos a registrar a cualquier otra persona que utilice la misma información para registrarse como Cooperador. <text:s/></text:p>
          </table:table-cell>
          <table:table-cell office:value-type="string" calcext:value-type="string" table:number-columns-spanned="1" table:number-rows-spanned="3">
            <text:p>La combinazione di tutti i tuoi nomi e cognomi e della tua data di nascita, che verificheremo nella fase successiva della tua registrazione, costituisce un identificativo praticamente unico. Siamo quasi certi che nell'Unione Europea ci sia una sola persona che possiede tutti questi dati identificativi: tu. Per sostenere il principio democratico "una persona - un voto", rifiuteremo di registrare chiunque altro utilizzi le stesse informazioni per registrarsi come Cooperatore. <text:s/></text:p>
          </table:table-cell>
          <table:table-cell office:value-type="string" calcext:value-type="string" table:number-columns-spanned="1" table:number-rows-spanned="3">
            <text:p>De combinatie van al je voor- en achternamen en je geboortedatum, die we in de volgende fase van je registratie zullen controleren, vormt een vrijwel unieke identificatiecode. We zijn er bijna zeker van dat er maar één persoon in de Europese Unie is die al deze identiteitsgegevens heeft: jij. Om het democratische principe "één persoon, één stem" hoog te houden, zullen we weigeren iemand anders te registreren die dezelfde informatie gebruikt om zich als Co-operator te registreren. <text:s/></text:p>
          </table:table-cell>
          <table:table-cell office:value-type="string" calcext:value-type="string" table:number-columns-spanned="1" table:number-rows-spanned="3">
            <text:p>Połączenie wszystkich Twoich imion i nazwisk oraz daty urodzenia, które sprawdzimy na następnym etapie rejestracji, stanowi praktycznie niepowtarzalny identyfikator. Jesteśmy prawie pewni, że tylko jedna osoba w Unii Europejskiej posiada wszystkie te dane identyfikacyjne: Ty. Aby przestrzegać demokratycznej zasady "jedna osoba - jeden głos", odmówimy rejestracji każdemu, kto użyje tych samych danych do zarejestrowania się jako Współpracownik. <text:s/></text:p>
          </table:table-cell>
          <table:table-cell office:value-type="string" calcext:value-type="string" table:number-columns-spanned="1" table:number-rows-spanned="3">
            <text:p>The combination of all your first and last names and your date of birth, which we will check at the next stage of your registration, constitutes a virtually unique identifier. We are almost certain that there is only one person in the European Union who has all these identity details. To ensure the democratic principle of "one person - one vote", we will refuse registration to any other person using the same information to register as a Co-operator. <text:s/></text:p>
          </table:table-cell>
          <table:table-cell table:number-columns-repeated="4"/>
        </table:table-row>
        <table:table-row table:style-name="ro3">
          <table:table-cell table:style-name="ce18" office:value-type="string" calcext:value-type="string">
            <text:p><text:span text:style-name="T1">Noms tels qu’apparaissant dans les documents officiels </text:span>d’identité</text:p>
          </table:table-cell>
          <table:table-cell table:style-name="ce18" office:value-type="string" calcext:value-type="string">
            <text:p>Texte</text:p>
          </table:table-cell>
          <table:covered-table-cell table:style-name="ce4"/>
          <table:covered-table-cell table:style-name="ce7"/>
          <table:table-cell office:value-type="string" calcext:value-type="string">
            <text:p>Tous tes noms de famille à la naissance, tels qu’ils apparaissent dans tes documents officiels d’identité</text:p>
          </table:table-cell>
          <table:table-cell office:value-type="string" calcext:value-type="string">
            <text:p>Alle deine Nachnamen bei der Geburt, wie sie in deinen offiziellen Ausweisdokumenten stehen.</text:p>
          </table:table-cell>
          <table:table-cell office:value-type="string" calcext:value-type="string">
            <text:p>Tutti i tuoi cognomi alla nascita, così come appaiono nei tuoi documenti d'identità ufficiali</text:p>
          </table:table-cell>
          <table:table-cell office:value-type="string" calcext:value-type="string">
            <text:p>Al je achternamen bij je geboorte, zoals ze voorkomen in je officiële identiteitsdocumenten</text:p>
          </table:table-cell>
          <table:table-cell office:value-type="string" calcext:value-type="string">
            <text:p>Todos tus apellidos de nacimiento, tal y como aparecen en tus documentos oficiales de identidad</text:p>
          </table:table-cell>
          <table:table-cell office:value-type="string" calcext:value-type="string">
            <text:p>Wszystkie Twoje nazwiska rodowe, tak jak widnieją w Twoich oficjalnych dokumentach tożsamości</text:p>
          </table:table-cell>
          <table:table-cell office:value-type="string" calcext:value-type="string">
            <text:p>All your surnames at birth, as they appear in your official identity documents</text:p>
          </table:table-cell>
          <table:covered-table-cell table:number-columns-repeated="7"/>
          <table:table-cell table:number-columns-repeated="4"/>
        </table:table-row>
        <table:table-row table:style-name="ro4">
          <table:table-cell table:style-name="ce18" office:value-type="string" calcext:value-type="string">
            <text:p>Date de naissance</text:p>
          </table:table-cell>
          <table:table-cell table:style-name="ce18" office:value-type="string" calcext:value-type="string">
            <text:p>Date</text:p>
          </table:table-cell>
          <table:covered-table-cell table:style-name="ce4"/>
          <table:covered-table-cell table:style-name="ce7"/>
          <table:table-cell office:value-type="string" calcext:value-type="string">
            <text:p>Ta date de naissance</text:p>
          </table:table-cell>
          <table:table-cell office:value-type="string" calcext:value-type="string">
            <text:p>Dein Geburtsdatum</text:p>
          </table:table-cell>
          <table:table-cell office:value-type="string" calcext:value-type="string">
            <text:p>La tua data di nascita</text:p>
          </table:table-cell>
          <table:table-cell office:value-type="string" calcext:value-type="string">
            <text:p>Je geboortedatum</text:p>
          </table:table-cell>
          <table:table-cell office:value-type="string" calcext:value-type="string">
            <text:p>Tu fecha de nacimiento</text:p>
          </table:table-cell>
          <table:table-cell office:value-type="string" calcext:value-type="string">
            <text:p>Twoja data urodzenia</text:p>
          </table:table-cell>
          <table:table-cell office:value-type="string" calcext:value-type="string">
            <text:p>Your date of birth</text:p>
          </table:table-cell>
          <table:covered-table-cell table:number-columns-repeated="7"/>
          <table:table-cell table:number-columns-repeated="4"/>
        </table:table-row>
        <table:table-row table:style-name="ro5">
          <table:table-cell table:style-name="ce18" office:value-type="string" calcext:value-type="string">
            <text:p>Nationalité, parmi celles des États-Membres de l’Union Européenne</text:p>
          </table:table-cell>
          <table:table-cell table:style-name="ce18" office:value-type="string" calcext:value-type="string">
            <text:p>Choix dans liste (Etats-Membres de l’Union Européenne)</text:p>
          </table:table-cell>
          <table:table-cell table:style-name="ce4" office:value-type="string" calcext:value-type="string">
            <text:p>Pour les Coopérateurs uniquement</text:p>
          </table:table-cell>
          <table:table-cell table:style-name="ce23" office:value-type="string" calcext:value-type="string">
            <text:p>Seul.e.s les citoyen.ne.s de l’Union Européenne ont le droit d’être Coopérateurs</text:p>
          </table:table-cell>
          <table:table-cell office:value-type="string" calcext:value-type="string">
            <text:p>Ta nationalité, parmi celles des Etats-Membres de l’Union Européenne.</text:p>
          </table:table-cell>
          <table:table-cell office:value-type="string" calcext:value-type="string">
            <text:p>Deine Staatsangehörigkeit, einschließlich der Staatsangehörigkeit der EU-Mitgliedstaaten.</text:p>
          </table:table-cell>
          <table:table-cell office:value-type="string" calcext:value-type="string">
            <text:p>La tua nazionalità, tra quelle degli Stati membri dell'Unione Europea.</text:p>
          </table:table-cell>
          <table:table-cell office:value-type="string" calcext:value-type="string">
            <text:p>Je nationaliteit van een van de lidstaten van de Europese Unie.</text:p>
          </table:table-cell>
          <table:table-cell office:value-type="string" calcext:value-type="string">
            <text:p>Tu nacionalidad, entre las de los Estados miembros de la Unión Europea.</text:p>
          </table:table-cell>
          <table:table-cell office:value-type="string" calcext:value-type="string">
            <text:p>Twoje obywatelstwo, spośród obywatelstw państw członkowskich Unii Europejskiej.</text:p>
          </table:table-cell>
          <table:table-cell office:value-type="string" calcext:value-type="string">
            <text:p>Your nationality, among those of the Member States of the European Union. </text:p>
          </table:table-cell>
          <table:table-cell office:value-type="string" calcext:value-type="string">
            <text:p>Seul.e.s les citoyen.ne.s de l’Union Européenne ont le droit d’être Coopérateurs.</text:p>
          </table:table-cell>
          <table:table-cell office:value-type="string" calcext:value-type="string">
            <text:p><text:s/>Nur Bürger/innen der Europäischen Union haben das Recht, Genossenschaftler/innen zu sein.</text:p>
          </table:table-cell>
          <table:table-cell office:value-type="string" calcext:value-type="string">
            <text:p>Sólo los ciudadanos de la Unión Europea tienen derecho a ser Cooperantes.</text:p>
          </table:table-cell>
          <table:table-cell office:value-type="string" calcext:value-type="string">
            <text:p><text:s/>Solo i cittadini dell'Unione Europea hanno diritto a diventare Cooperatori.</text:p>
          </table:table-cell>
          <table:table-cell office:value-type="string" calcext:value-type="string">
            <text:p>Alleen burgers van de Europese Unie hebben het recht om mee te werken.</text:p>
          </table:table-cell>
          <table:table-cell office:value-type="string" calcext:value-type="string">
            <text:p>Tylko obywatele Unii Europejskiej są uprawnieni do bycia współpracownikami.</text:p>
          </table:table-cell>
          <table:table-cell office:value-type="string" calcext:value-type="string">
            <text:p>Only citizens of the European Union are entitled to be Co-operators.</text:p>
          </table:table-cell>
          <table:table-cell table:number-columns-repeated="4"/>
        </table:table-row>
        <table:table-row table:style-name="ro6">
          <table:table-cell table:style-name="ce18" office:value-type="string" calcext:value-type="string">
            <text:p>Numéro de Coopérateur (attribué par la plate-forme)</text:p>
          </table:table-cell>
          <table:table-cell table:style-name="ce18" office:value-type="string" calcext:value-type="string">
            <text:p>Nombre entier positif</text:p>
          </table:table-cell>
          <table:table-cell table:style-name="ce4" office:value-type="string" calcext:value-type="string">
            <text:p>Pour les Coopérateurs uniquement</text:p>
          </table:table-cell>
          <table:table-cell table:style-name="ce23" office:value-type="string" calcext:value-type="string">
            <text:p>Le numéro de Coopérateur est nécessaire pour le suivi du paiement des cotisations et des parts sociales et le cas échéant pour le paiement par virement SEPA et par carte bancaire</text:p>
          </table:table-cell>
          <table:table-cell table:number-columns-repeated="18"/>
        </table:table-row>
        <table:table-row table:style-name="ro7">
          <table:table-cell table:style-name="ce18" office:value-type="string" calcext:value-type="string">
            <text:p>Pseudonyme</text:p>
          </table:table-cell>
          <table:table-cell table:style-name="ce18" office:value-type="string" calcext:value-type="string">
            <text:p>Texte</text:p>
          </table:table-cell>
          <table:table-cell table:style-name="ce21" office:value-type="string" calcext:value-type="string">
            <text:p>OUI</text:p>
          </table:table-cell>
          <table:table-cell table:style-name="ce23" office:value-type="string" calcext:value-type="string">
            <text:p>Le pseudonyme est choisi par l’utilisateur est unique. Il n’existe qu’un seul compte dans la base de données correspondant à ce pseudonyme.</text:p>
            <text:p>L’utilisateur ne peut pas changer son pseudonyme, une fois celui-ci choisi. Il est donc persistant.</text:p>
            <text:p>Le pseudonyme persistant est une manière d’amener l’utilisateur à un comportement responsable : toutes ses actions peuvent lui être attribuées. Certains des logiciels (en particulier KuneAgi) disposent d’une fonction d’attribution de réputation à chaque compte utilisateur, ce qui accentue la responsabilisation du Coopérateur.</text:p>
          </table:table-cell>
          <table:table-cell office:value-type="string" calcext:value-type="string">
            <text:p>Ton pseudonyme t’identifiera tout au long de tes activités avec la Coopérative. Attention !  Une fois choisi, tu ne pourras PLUS JAMAIS le changer. Choisis-le avec soin.</text:p>
            <text:p>Nous te recommandons FORTEMENT de choisir un pseudonyme qui rende impossible (ou pour le moins extrêmement difficile) la reconstitution de ta véritable identité. Ainsi, tu protégeras la confidentialité de tes opinions politiques (des données personnelles bénéficiant d'une protection particulière dans le Règlement Général de Protection des Données - RGPD) contre toute pression extérieure dans la vraie vie (par ex. de la part de ton employeur ou de tes clients). </text:p>
          </table:table-cell>
          <table:table-cell office:value-type="string" calcext:value-type="string">
            <text:p>Dein Benutzername wird dich während deiner gesamten Tätigkeit für die Genossenschaft identifizieren. Bitte beachte! <text:s/>Wenn du ihn einmal gewählt hast, kannst du ihn NIEMALS mehr ändern. Wähle ihn mit Bedacht. Wir empfehlen dir dringend, ein Pseudonym zu wählen, das es unmöglich (oder zumindest äußerst schwierig) macht, deine wahre Identität zu rekonstruieren. Auf diese Weise schützt du die Vertraulichkeit deiner politischen Ansichten (persönliche Daten, die in der Allgemeinen Datenschutzverordnung (DSGVO) besonders geschützt sind) vor äußerem Druck im wirklichen Leben (z. B. von deinem Arbeitgeber oder deinen Kunden). </text:p>
          </table:table-cell>
          <table:table-cell office:value-type="string" calcext:value-type="string">
            <text:p>Il tuo pseudonimo ti identificherà per tutta la durata delle tue attività con la Cooperativa. Attenzione! <text:s/>Una volta scelto il tuo pseudonimo, non potrai MAI più cambiarlo. Sceglilo con cura. Ti consigliamo vivamente di scegliere uno pseudonimo che renda impossibile (o almeno estremamente difficile) ricostruire la tua vera identità. In questo modo, proteggerai la riservatezza delle tue opinioni politiche (dati personali che godono di una protezione speciale ai sensi del Regolamento Generale sulla Protezione dei Dati - GDPR) da qualsiasi pressione esterna nella vita reale (ad esempio da parte del tuo datore di lavoro o dei tuoi clienti). </text:p>
          </table:table-cell>
          <table:table-cell office:value-type="string" calcext:value-type="string">
            <text:p>Je pseudoniem zal je identificeren tijdens je activiteiten bij de Coöperatie. Let op! <text:s/>Als je eenmaal je pseudoniem hebt gekozen, kun je het NOOIT meer veranderen. Kies het zorgvuldig. We raden je TEN STRENGSTE aan om een bijnaam te kiezen die het onmogelijk (of in ieder geval extreem moeilijk) maakt om je echte identiteit te reconstrueren. Op deze manier bescherm je de vertrouwelijkheid van je politieke meningen (persoonlijke gegevens die speciale bescherming genieten onder de General Data Protection Regulation - GDPR) tegen druk van buitenaf in het echte leven (bijvoorbeeld van je werkgever of je klanten). </text:p>
          </table:table-cell>
          <table:table-cell office:value-type="string" calcext:value-type="string">
            <text:p>Tu seudónimo te identificará a lo largo de tus actividades con la Cooperativa. ¡Atención! <text:s/>Una vez que hayas elegido tu seudónimo, NUNCA podrás volver a cambiarlo. Elígelo con cuidado. Te recomendamos ENCARECIDAMENTE que elijas un seudónimo que haga imposible (o al menos extremadamente difícil) reconstruir tu identidad real. De este modo, protegerás la confidencialidad de tus opiniones políticas (datos personales que gozan de especial protección en virtud del Reglamento General de Protección de Datos - RGPD) frente a cualquier presión externa en la vida real (por ejemplo, de tu empresa o de tus clientes). </text:p>
          </table:table-cell>
          <table:table-cell office:value-type="string" calcext:value-type="string">
            <text:p>Twój pseudonim będzie Cię identyfikował przez cały okres współpracy ze Spółdzielnią. Pamiętaj! <text:s/>Po wybraniu pseudonimu NIGDY nie będziesz mógł go zmienić. Wybierz go starannie. Zdecydowanie zalecamy wybranie pseudonimu, który uniemożliwi (lub przynajmniej bardzo utrudni) odtworzenie Twojej prawdziwej tożsamości. W ten sposób ochronisz poufność swoich poglądów politycznych (dane osobowe podlegające szczególnej ochronie na mocy ogólnego rozporządzenia o ochronie danych - RODO) przed jakąkolwiek presją z zewnątrz w prawdziwym życiu (np. ze strony pracodawcy lub klientów). </text:p>
          </table:table-cell>
          <table:table-cell office:value-type="string" calcext:value-type="string">
            <text:p>Your pseudonym will identify you throughout your activities with the Cooperative. Please note! <text:s/>Once you have chosen your pseudonym, you will NEVER be able to change it again. Choose it carefully. We STRONGLY recommend that you choose a pseudonym that makes it impossible (or at least extremely difficult) to reconstruct your real identity. In this way, you will protect the confidentiality of your political opinions (personal data enjoying special protection under the General Data Protection Regulation - GDPR) against any outside pressure in real life (e.g. from your employer or your customers). </text:p>
          </table:table-cell>
          <table:table-cell office:value-type="string" calcext:value-type="string">
            <text:p>Nous protégeons la vie privée des Coopérateurs contre toute pression et toute menace venant de personnes ou d’institutions hostiles. C’est pourquoi nous utilisons des pseudonymes pour bien séparer notre activité dans la Coopérative ou la Communauté du reste de notre activité, professionnelle ou de loisir.</text:p>
            <text:p>Pour autant, nous voulons nous protéger contre les trolls, ces personnes dont l’attitude agressive et paranoïaque dégrade la qualité des interactions en ligne. C’est pourquoi nous faisons en sorte que chaque membre de la Coopérative ou de la Communauté porte la responsabilité des ses paroles ou de ses actes, et ne puisse donc pas nuire avec un pseudonyme puis changer de pseudonyme une fois que la réputation du précédent a été « grillée ».</text:p>
          </table:table-cell>
          <table:table-cell office:value-type="string" calcext:value-type="string">
            <text:p>Wir schützen die Privatsphäre der Genossenschaftler vor Druck und Drohungen von feindlich gesinnten Personen oder Institutionen. Deshalb verwenden wir Pseudonyme, um unsere Aktivitäten in der Genossenschaft oder Gemeinschaft klar von unseren übrigen Aktivitäten, sei es im Beruf oder in der Freizeit, zu trennen. Wir wollen uns aber auch vor Trollen schützen, die mit ihrer aggressiven und paranoiden Haltung die Qualität der Online-Interaktionen beeinträchtigen. Deshalb stellen wir sicher, dass jedes Mitglied der Kooperative oder der Gemeinschaft die Verantwortung für seine Worte oder Taten trägt, also nicht mit einem Pseudonym schaden kann und dann das Pseudonym wechselt, wenn der Ruf des vorherigen "verbrannt" ist.</text:p>
          </table:table-cell>
          <table:table-cell office:value-type="string" calcext:value-type="string">
            <text:p>Protegemos la privacidad de los Cooperantes frente a cualquier presión o amenaza de personas o instituciones hostiles. Por eso utilizamos seudónimos para separar nuestra actividad en la Cooperativa o en la Comunidad del resto de nuestra actividad, ya sea profesional o de ocio. Al mismo tiempo, queremos protegernos de los trolls, esas personas cuya actitud agresiva y paranoica degrada la calidad de la interacción en línea. Por eso nos aseguramos de que cada miembro de la Cooperativa o de la Comunidad se responsabilice de sus palabras o acciones, y por tanto no puede perjudicar a otros con un seudónimo y luego cambiar de seudónimo una vez "quemada" la reputación del anterior.</text:p>
          </table:table-cell>
          <table:table-cell office:value-type="string" calcext:value-type="string">
            <text:p>Proteggiamo la privacy dei Cooperatori da qualsiasi pressione o minaccia da parte di individui o istituzioni ostili. Per questo motivo utilizziamo degli pseudonimi per separare la nostra attività nella Cooperativa o nella Comunità dal resto della nostra attività, sia essa professionale o di svago. Allo stesso tempo, vogliamo proteggerci dai troll, quelle persone il cui atteggiamento aggressivo e paranoico degrada la qualità dell'interazione online. Per questo motivo ci assicuriamo che ogni membro della Cooperativa o della Community si assuma la responsabilità delle proprie parole o azioni e che non possa danneggiare gli altri con uno pseudonimo per poi cambiare pseudonimo una volta "bruciata" la reputazione del precedente.</text:p>
          </table:table-cell>
          <table:table-cell office:value-type="string" calcext:value-type="string">
            <text:p>We beschermen de privacy van Coöperanten tegen elke druk of bedreiging van vijandige personen of instellingen. Daarom gebruiken we pseudoniemen om onze activiteiten in de coöperatie of de gemeenschap te scheiden van de rest van onze activiteiten, professioneel of in onze vrije tijd. Tegelijkertijd willen we ons beschermen tegen trollen, mensen die met hun agressieve en paranoïde houding de kwaliteit van online interactie verlagen. Daarom zorgen we ervoor dat elk lid van de Coöperatie of de Community verantwoordelijkheid draagt voor zijn of haar woorden of daden, en daarom anderen niet kan kwetsen met een pseudoniem en vervolgens van pseudoniem kan veranderen als de reputatie van de vorige "verbrand" is.</text:p>
          </table:table-cell>
          <table:table-cell office:value-type="string" calcext:value-type="string">
            <text:p>Chronimy prywatność współpracowników przed wszelkimi naciskami lub zagrożeniami ze strony wrogich osób lub instytucji. Dlatego używamy pseudonimów, aby oddzielić naszą aktywność w Spółdzielni lub Społeczności od reszty naszej działalności, zarówno zawodowej, jak i rekreacyjnej. Jednocześnie chcemy chronić się przed trollami, czyli osobami, których agresywna i paranoiczna postawa obniża jakość interakcji online. Dlatego upewniamy się, że każdy członek Spółdzielni lub Społeczności ponosi odpowiedzialność za swoje słowa lub działania, a zatem nie może krzywdzić innych za pomocą pseudonimu, a następnie zmieniać pseudonimu, gdy reputacja poprzedniego została "spalona".</text:p>
          </table:table-cell>
          <table:table-cell office:value-type="string" calcext:value-type="string">
            <text:p>We protect the privacy of Cooperators against pressure and threats from hostile individuals or institutions. This is why we use pseudonyms to separate our activity in the Cooperative or the Community from the rest of our activity, whether professional or leisure. At the same time, we want to protect ourselves against trolls, those people whose aggressive and paranoid attitude degrades the quality of online interaction. That's why we make sure that every member of the Cooperative or the Community bears responsibility for his or her words or actions, and therefore cannot harm others with a pseudonym and then change pseudonyms once the previous one's reputation has been "burnt".</text:p>
          </table:table-cell>
          <table:table-cell table:number-columns-repeated="4"/>
        </table:table-row>
        <table:table-row table:style-name="ro8">
          <table:table-cell table:style-name="ce18" office:value-type="string" calcext:value-type="string">
            <text:p>Comportement coopératif (généré automatiquement par KuneAgi)</text:p>
          </table:table-cell>
          <table:table-cell table:style-name="ce18" office:value-type="string" calcext:value-type="string">
            <text:p>Nombre réel</text:p>
          </table:table-cell>
          <table:table-cell table:style-name="ce4" office:value-type="string" calcext:value-type="string">
            <text:p>Pour les Coopérateurs uniquement</text:p>
          </table:table-cell>
          <table:table-cell table:style-name="ce23"/>
          <table:table-cell table:number-columns-repeated="18"/>
        </table:table-row>
        <table:table-row table:style-name="ro9">
          <table:table-cell table:number-columns-repeated="2" table:style-name="ce18" office:value-type="string" calcext:value-type="string">
            <text:p>Adresse de courriel</text:p>
          </table:table-cell>
          <table:table-cell table:style-name="ce21" office:value-type="string" calcext:value-type="string">
            <text:p>OUI</text:p>
          </table:table-cell>
          <table:table-cell table:style-name="ce23" office:value-type="string" calcext:value-type="string">
            <text:p>La communication de l’infrastructure informatique et l’utilisateur est réalisée par courriel. Cette adresse de courriel est donc le lien essentiel de communication entre les deux.</text:p>
          </table:table-cell>
          <table:table-cell office:value-type="string" calcext:value-type="string">
            <text:p>Une adresse de courriel que tu consultes souvent, et qui te servira à recevoir les courriels d’interaction entre la Coopérative et toi.</text:p>
          </table:table-cell>
          <table:table-cell office:value-type="string" calcext:value-type="string">
            <text:p>Eine E-Mail-Adresse, die du häufig abrufst und über die du E-Mails zur Interaktion zwischen der Genossenschaft und dir erhältst.</text:p>
          </table:table-cell>
          <table:table-cell office:value-type="string" calcext:value-type="string">
            <text:p>Un indirizzo e-mail che controlli spesso e che utilizzerai per ricevere le e-mail relative alle interazioni tra te e la Cooperativa.</text:p>
          </table:table-cell>
          <table:table-cell office:value-type="string" calcext:value-type="string">
            <text:p>Een e-mailadres dat je vaak controleert en dat je gebruikt om e-mails te ontvangen over de interactie tussen jou en de Coöperatie.</text:p>
          </table:table-cell>
          <table:table-cell office:value-type="string" calcext:value-type="string">
            <text:p>Una dirección de correo electrónico que compruebes a menudo, y que utilizarás para recibir correos electrónicos sobre la interacción entre tú y la Cooperativa.</text:p>
          </table:table-cell>
          <table:table-cell office:value-type="string" calcext:value-type="string">
            <text:p>Adres e-mail, który często sprawdzasz i którego będziesz używać do otrzymywania wiadomości e-mail dotyczących interakcji między Tobą a Spółdzielnią.</text:p>
          </table:table-cell>
          <table:table-cell office:value-type="string" calcext:value-type="string">
            <text:p>An email address that you check often, and which will be used to receive emails of interaction between the Cooperative and you.</text:p>
          </table:table-cell>
          <table:table-cell office:value-type="string" calcext:value-type="string">
            <text:p>Nous avons besoin d’interagir souvent avec toi, pour t’informer des développements de la Coopérative, pour te proposer d’agir ou de contribuer aux décisions. Le courriel est le moyen le plus largement répandu dans la population européenne, il est universel et s’appuie sur des normes ouvertes et libres, au contraire des systèmes de messagerie propriétaires des géants du numérique (encore appelés « GAFAM »).</text:p>
          </table:table-cell>
          <table:table-cell office:value-type="string" calcext:value-type="string">
            <text:p>Wir müssen oft mit dir interagieren, um dich über die Entwicklungen in der Kooperative zu informieren, dir vorzuschlagen, etwas zu tun oder zu Entscheidungen beizutragen. E-Mail ist das am weitesten verbreitete Medium in der europäischen Bevölkerung, es ist universell und basiert auf offenen und freien Standards, im Gegensatz zu den proprietären E-Mail-Systemen der digitalen Giganten (auch bekannt als "GAFAM").</text:p>
          </table:table-cell>
          <table:table-cell office:value-type="string" calcext:value-type="string">
            <text:p>Necesitamos interactuar contigo a menudo, para mantenerte informado de la evolución de la Cooperativa, para ofrecerte la posibilidad de actuar o contribuir a las decisiones. El correo electrónico es el medio más utilizado en Europa, es universal y se basa en estándares abiertos y libres, a diferencia de los sistemas de mensajería propietarios de los gigantes digitales (también conocidos como "GAFAM").</text:p>
          </table:table-cell>
          <table:table-cell office:value-type="string" calcext:value-type="string">
            <text:p>Abbiamo bisogno di interagire spesso con te, per tenerti informato sugli sviluppi della Cooperativa, per offrirti la possibilità di agire o contribuire alle decisioni. L'e-mail è il mezzo di comunicazione più utilizzato in Europa, è universale e si basa su standard aperti e liberi, a differenza dei sistemi di messaggistica proprietari dei giganti digitali (noti anche come "GAFAM").</text:p>
          </table:table-cell>
          <table:table-cell office:value-type="string" calcext:value-type="string">
            <text:p>We moeten vaak contact met je hebben, om je op de hoogte te houden van ontwikkelingen binnen de coöperatie, om je de kans te geven actie te ondernemen of bij te dragen aan beslissingen. E-mail is het meest gebruikte medium in Europa, het is universeel en is gebaseerd op open en vrije standaarden, in tegenstelling tot de merkgebonden berichtensystemen van de digitale reuzen (ook bekend als 'GAFAM').</text:p>
          </table:table-cell>
          <table:table-cell office:value-type="string" calcext:value-type="string">
            <text:p>Musimy często wchodzić z Tobą w interakcje, aby informować Cię o rozwoju sytuacji w Spółdzielni, oferować Ci możliwość podejmowania działań lub przyczyniania się do podejmowania decyzji. Poczta elektroniczna jest najczęściej używanym medium w Europie, jest uniwersalna i oparta na otwartych i wolnych standardach, w przeciwieństwie do zastrzeżonych systemów przesyłania wiadomości cyfrowych gigantów (znanych również jako "GAFAM").</text:p>
          </table:table-cell>
          <table:table-cell office:value-type="string" calcext:value-type="string">
            <text:p>We need to interact with you often, to keep you informed of developments at the Cooperative, to offer you the chance to take action or contribute to decisions. Email is the most widely used medium in Europe, it is universal and is based on open and free standards, unlike the proprietary messaging systems of the digital giants (also known as 'GAFAM').</text:p>
          </table:table-cell>
          <table:table-cell table:number-columns-repeated="4"/>
        </table:table-row>
        <table:table-row table:style-name="ro10">
          <table:table-cell table:style-name="ce18" office:value-type="string" calcext:value-type="string">
            <text:p>Langue d’interaction de rang 1</text:p>
          </table:table-cell>
          <table:table-cell table:style-name="ce18" office:value-type="string" calcext:value-type="string">
            <text:p>Choix dans liste (23 langues officielles de l’Union Européenne + Espéranto)</text:p>
          </table:table-cell>
          <table:table-cell table:style-name="ce21" office:value-type="string" calcext:value-type="string">
            <text:p>OUI</text:p>
          </table:table-cell>
          <table:table-cell table:style-name="ce23" office:value-type="string" calcext:value-type="string">
            <text:p>La plupart des logiciels comportent une interface utilisateur multilingue. De même, l’interaction entre l’infrastructure informatique et l’utilisateur est réalisée au moyen de courriels qui peuvent exister en plusieurs versions linguistiques. Cette donnée spécifie la langue que l’infrastructure informatique utilisera en première intention, si elle est disponible pour le logiciel considéré, pour interagir avec l’utilisateur.</text:p>
          </table:table-cell>
          <table:table-cell office:value-type="string" calcext:value-type="string">
            <text:p>Ta langue préférée, la langue que tu maîtrises le mieux, parmi les langues officielles de l’Union Européenne ou l’Espéranto. Si elle est disponible pour l’interface utilisateur d’un logiciel de la plate-forme, c’est celle qui sera utilisée pour interagir avec toi.</text:p>
          </table:table-cell>
          <table:table-cell office:value-type="string" calcext:value-type="string">
            <text:p>Deine bevorzugte Sprache, die Sprache, die du am besten beherrschst, aus den offiziellen Sprachen der Europäischen Union oder Esperanto. Wenn sie für die Benutzeroberfläche einer Software auf der Plattform verfügbar ist, wird diese Sprache für die Interaktion mit dir verwendet.</text:p>
          </table:table-cell>
          <table:table-cell office:value-type="string" calcext:value-type="string">
            <text:p>La tua lingua preferita, quella in cui sei più fluente, tra le lingue ufficiali dell'Unione Europea o l'esperanto. Se è disponibile per l'interfaccia utente di una delle applicazioni software della piattaforma, è quella che verrà utilizzata per interagire con te.</text:p>
          </table:table-cell>
          <table:table-cell office:value-type="string" calcext:value-type="string">
            <text:p>De taal van je voorkeur, de taal die je het beste beheerst, uit de officiële talen van de Europese Unie of Esperanto. Als deze taal beschikbaar is voor de gebruikersinterface van een van de softwareapplicaties van het platform, dan wordt deze taal gebruikt om met je te communiceren.</text:p>
          </table:table-cell>
          <table:table-cell office:value-type="string" calcext:value-type="string">
            <text:p>Tu lengua preferida, la lengua que domines mejor, de entre las lenguas oficiales de la Unión Europea o el esperanto. Si está disponible para la interfaz de usuario de una de las aplicaciones informáticas de la plataforma, ésta será la que se utilizará para interactuar contigo.</text:p>
          </table:table-cell>
          <table:table-cell office:value-type="string" calcext:value-type="string">
            <text:p>Twój preferowany język, język, którym posługujesz się najlepiej, spośród oficjalnych języków Unii Europejskiej lub esperanto. Jeśli jest on dostępny w interfejsie użytkownika jednej z aplikacji platformy, będzie on używany do interakcji z Tobą.</text:p>
          </table:table-cell>
          <table:table-cell office:value-type="string" calcext:value-type="string">
            <text:p>Your preferred language, the language you know best, from among the official languages of the European Union or Esperanto. If it is available for the user interface of one of the platform's software applications, this is the one that will be used to interact with you.</text:p>
          </table:table-cell>
          <table:table-cell office:value-type="string" calcext:value-type="string">
            <text:p>Nous sommes soucieux d’interagir avec toi dans une langue que tu maîtrises le mieux possible, pour des raisons d’équité et de respect des principes démocratiques. Si ta langue préférée est disponible, nous sommes très heureux de te proposer d’interagir avec cette langue sur notre infrastructure informatique.</text:p>
          </table:table-cell>
          <table:table-cell office:value-type="string" calcext:value-type="string">
            <text:p>Aus Gründen der Fairness und des Respekts vor demokratischen Prinzipien ist es uns wichtig, mit dir in einer Sprache zu interagieren, die du so gut wie möglich beherrschst. Wenn deine Lieblingssprache verfügbar ist, bieten wir dir gerne die Möglichkeit, mit dieser Sprache auf unserer IT-Infrastruktur zu interagieren.</text:p>
          </table:table-cell>
          <table:table-cell office:value-type="string" calcext:value-type="string">
            <text:p>Por razones de equidad y respeto a los principios democráticos, queremos interactuar contigo en una lengua que entiendas lo mejor posible. Si tu lengua preferida está disponible, estaremos encantados de ofrecerte la oportunidad de interactuar con ella en nuestra infraestructura informática.</text:p>
          </table:table-cell>
          <table:table-cell office:value-type="string" calcext:value-type="string">
            <text:p>Per ragioni di correttezza e rispetto dei principi democratici, vogliamo interagire con te in una lingua che tu possa comprendere al meglio. Se la tua lingua preferita è disponibile, saremo lieti di offrirti la possibilità di interagire con questa lingua sulla nostra infrastruttura informatica.</text:p>
          </table:table-cell>
          <table:table-cell office:value-type="string" calcext:value-type="string">
            <text:p>Om redenen van eerlijkheid en respect voor democratische principes willen we zo goed mogelijk met je communiceren in een taal die je begrijpt. Als de taal van je voorkeur beschikbaar is, bieden we je graag de mogelijkheid om met deze taal te communiceren op onze IT-infrastructuur.</text:p>
          </table:table-cell>
          <table:table-cell office:value-type="string" calcext:value-type="string">
            <text:p>Ze względu na uczciwość i poszanowanie zasad demokracji, chcemy komunikować się z Tobą w języku, który rozumiesz tak dobrze, jak to możliwe. Jeśli Twój preferowany język jest dostępny, z przyjemnością zaoferujemy Ci możliwość interakcji w tym języku w naszej infrastrukturze IT.</text:p>
          </table:table-cell>
          <table:table-cell office:value-type="string" calcext:value-type="string">
            <text:p>For reasons of fairness and respect for democratic principles, we want to interact with you in a language that you understand as well as possible. If your preferred language is available, we are very happy to offer you the opportunity to interact with this language on our IT infrastructure.</text:p>
          </table:table-cell>
          <table:table-cell table:number-columns-repeated="4"/>
        </table:table-row>
        <table:table-row table:style-name="ro6">
          <table:table-cell table:style-name="ce18" office:value-type="string" calcext:value-type="string">
            <text:p>Langue d’interaction de rang 2</text:p>
          </table:table-cell>
          <table:table-cell table:style-name="ce18" office:value-type="string" calcext:value-type="string">
            <text:p>Choix dans liste (23 langues officielles de l’Union Européenne + Espéranto)</text:p>
          </table:table-cell>
          <table:table-cell table:style-name="ce21" office:value-type="string" calcext:value-type="string">
            <text:p>OUI</text:p>
          </table:table-cell>
          <table:table-cell table:style-name="ce23" office:value-type="string" calcext:value-type="string">
            <text:p>Cette donnée spécifie la langue que l’infrastructure informatique utilisera en deuxième intention, si elle est disponible pour le logiciel considéré, pour interagir avec l’utilisateur, en cas d’indisponibilité de la langue de rang 1.</text:p>
          </table:table-cell>
          <table:table-cell office:value-type="string" calcext:value-type="string">
            <text:p><text:span text:style-name="T1">Ta deuxième langue, une autre langue officielle de l’Union Européenne ou l’Espéranto</text:span>, que tu comprends raisonnablement bien, et que l’interface utilisateur des logiciels emploiera pour interagir avec toi si ta langue préférée est indisponible.</text:p>
          </table:table-cell>
          <table:table-cell office:value-type="string" calcext:value-type="string">
            <text:p>Deine zweite Sprache, eine andere offizielle Sprache der Europäischen Union oder Esperanto, die du einigermaßen gut verstehst und die von der Benutzeroberfläche der Software verwendet wird, um mit dir zu interagieren, wenn deine bevorzugte Sprache nicht zur Verfügung steht.</text:p>
          </table:table-cell>
          <table:table-cell office:value-type="string" calcext:value-type="string">
            <text:p>La tua seconda lingua, un'altra lingua ufficiale dell'Unione Europea o l'esperanto, che comprendi ragionevolmente bene e che l'interfaccia utente del software utilizzerà per interagire con te se la tua lingua preferita non è disponibile.</text:p>
          </table:table-cell>
          <table:table-cell office:value-type="string" calcext:value-type="string">
            <text:p>Je tweede taal, een andere officiële taal van de Europese Unie of Esperanto, die je redelijk goed begrijpt en die de gebruikersinterface van de software zal gebruiken om met je te communiceren als de taal van je voorkeur niet beschikbaar is.</text:p>
          </table:table-cell>
          <table:table-cell office:value-type="string" calcext:value-type="string">
            <text:p>Tu segunda lengua, otra lengua oficial de la Unión Europea o Esperanto, que entiendas razonablemente bien, y que la interfaz de usuario del software utilizará para interactuar contigo si tu lengua preferida no está disponible.</text:p>
          </table:table-cell>
          <table:table-cell office:value-type="string" calcext:value-type="string">
            <text:p>Twój drugi język, inny język urzędowy Unii Europejskiej lub esperanto, który rozumiesz dość dobrze i którego interfejs użytkownika oprogramowania będzie używał do interakcji z Tobą, jeśli preferowany język jest niedostępny.</text:p>
          </table:table-cell>
          <table:table-cell office:value-type="string" calcext:value-type="string">
            <text:p><text:span text:style-name="T1">Your second language, another official language of the European Union or Esperanto</text:span>, which you understand reasonably well, and which the software user interface will use to interact with you if your preferred language is unavailable.</text:p>
          </table:table-cell>
          <table:table-cell office:value-type="string" calcext:value-type="string">
            <text:p>Malgré nos efforts, ta langue préférée peut être indisponible sur l’interface utilisateur de nos logiciels. C’est pourquoi nous te demandons si tu peux utiliser une autre langue.</text:p>
          </table:table-cell>
          <table:table-cell office:value-type="string" calcext:value-type="string">
            <text:p>Trotz unserer Bemühungen kann es sein, dass deine bevorzugte Sprache auf der Benutzeroberfläche unserer Software nicht verfügbar ist. Deshalb fragen wir dich, ob du eine andere Sprache verwenden kannst.</text:p>
          </table:table-cell>
          <table:table-cell office:value-type="string" calcext:value-type="string">
            <text:p>A pesar de nuestros esfuerzos, es posible que tu lengua preferida no esté disponible en la interfaz de usuario de nuestro software. Por eso te preguntamos si puedes utilizar otra lengua.</text:p>
          </table:table-cell>
          <table:table-cell office:value-type="string" calcext:value-type="string">
            <text:p>Nonostante i nostri sforzi, la tua lingua preferita potrebbe non essere disponibile nell'interfaccia utente del nostro software. Per questo motivo ti chiediamo se puoi utilizzare un'altra lingua.</text:p>
          </table:table-cell>
          <table:table-cell office:value-type="string" calcext:value-type="string">
            <text:p>Ondanks onze inspanningen is het mogelijk dat de taal van je voorkeur niet beschikbaar is op de gebruikersinterface van onze software. Daarom vragen we je of je een andere taal kunt gebruiken.</text:p>
          </table:table-cell>
          <table:table-cell office:value-type="string" calcext:value-type="string">
            <text:p>Pomimo naszych starań, Twój preferowany język może nie być dostępny w interfejsie użytkownika naszego oprogramowania. Dlatego pytamy Cię, czy możesz używać innego języka.</text:p>
          </table:table-cell>
          <table:table-cell office:value-type="string" calcext:value-type="string">
            <text:p>Despite our efforts, your preferred language may not be available on the user interface of our software. This is why we are asking you if you can use another language.</text:p>
          </table:table-cell>
          <table:table-cell table:number-columns-repeated="4"/>
        </table:table-row>
        <table:table-row table:style-name="ro11">
          <table:table-cell table:style-name="ce18" office:value-type="string" calcext:value-type="string">
            <text:p>Langue d’interaction de rang 3</text:p>
          </table:table-cell>
          <table:table-cell table:style-name="ce18" office:value-type="string" calcext:value-type="string">
            <text:p>Choix dans liste (23 langues officielles de l’Union Européenne + Espéranto)</text:p>
          </table:table-cell>
          <table:table-cell table:style-name="ce21" office:value-type="string" calcext:value-type="string">
            <text:p>OUI</text:p>
          </table:table-cell>
          <table:table-cell table:style-name="ce23" office:value-type="string" calcext:value-type="string">
            <text:p>Cette donnée spécifie la langue que l’infrastructure informatique utilisera en deuxième intention, si elle est disponible pour le logiciel considéré, pour interagir avec l’utilisateur, en cas d’indisponibilité de la langue de rang 1 et de la langue de rang 2.</text:p>
          </table:table-cell>
          <table:table-cell office:value-type="string" calcext:value-type="string">
            <text:p><text:span text:style-name="T1">Ta troisième langue, une autre langue officielle de l’Union Européenne ou l’Espéranto</text:span>, que tu comprends, et que l’interface utilisateur des logiciels emploiera pour interagir avec toi si ni ta langue préférée ni ta deuxième langue ne sont disponibles.</text:p>
          </table:table-cell>
          <table:table-cell office:value-type="string" calcext:value-type="string">
            <text:p>Deine dritte Sprache, eine andere offizielle Sprache der Europäischen Union oder Esperanto, die du verstehst und die die Benutzeroberfläche der Software für die Interaktion mit dir verwenden wird, wenn weder deine bevorzugte noch deine zweite Sprache verfügbar ist.</text:p>
          </table:table-cell>
          <table:table-cell office:value-type="string" calcext:value-type="string">
            <text:p>La tua terza lingua, un'altra lingua ufficiale dell'Unione Europea o l'esperanto, che comprendi e che l'interfaccia utente del software utilizzerà per interagire con te se non sono disponibili né la tua lingua preferita né la tua seconda lingua.</text:p>
          </table:table-cell>
          <table:table-cell office:value-type="string" calcext:value-type="string">
            <text:p>Je derde taal, een andere officiële taal van de Europese Unie of Esperanto, die je begrijpt en die de gebruikersinterface van de software zal gebruiken om met je te communiceren als noch je voorkeurstaal noch je tweede taal beschikbaar is.</text:p>
          </table:table-cell>
          <table:table-cell office:value-type="string" calcext:value-type="string">
            <text:p>Tu tercera lengua, otra lengua oficial de la Unión Europea o esperanto, que comprendas, y que la interfaz de usuario del software utilizará para interactuar contigo si no están disponibles ni tu lengua preferida ni tu segunda lengua.</text:p>
          </table:table-cell>
          <table:table-cell office:value-type="string" calcext:value-type="string">
            <text:p>Twój trzeci język, inny język urzędowy Unii Europejskiej lub esperanto, który rozumiesz i którego interfejs użytkownika oprogramowania będzie używał do interakcji z Tobą, jeśli ani preferowany, ani drugi język nie są dostępne.</text:p>
          </table:table-cell>
          <table:table-cell office:value-type="string" calcext:value-type="string">
            <text:p><text:span text:style-name="T1">Your third language, another official language of the European Union or Esperanto</text:span>, which you understand, and which the software user interface will use to interact with you if neither your preferred language nor your second language is available.</text:p>
          </table:table-cell>
          <table:table-cell office:value-type="string" calcext:value-type="string">
            <text:p>Cette langue-ci est ton troisième choix. Nous sommes conscients que le fait pour toi d’interagir avec nous en l’utilisant est une situation insatisfaisante pour toi – comme pour nous. Nous te prions de nous en excuser. </text:p>
          </table:table-cell>
          <table:table-cell office:value-type="string" calcext:value-type="string">
            <text:p>Diese Sprache ist deine dritte Wahl. Wir sind uns bewusst, dass es für dich - wie auch für uns - eine unbefriedigende Situation ist, wenn du mit uns interagierst, indem du diese Sprache verwendest. Wir bitten dich, uns dafür zu entschuldigen. </text:p>
          </table:table-cell>
          <table:table-cell office:value-type="string" calcext:value-type="string">
            <text:p>Esta lengua es tu tercera opción. Somos conscientes de que para ti interactuar con nosotros utilizándola es una situación insatisfactoria, tanto para ti como para nosotros. Te pedimos disculpas por ello. </text:p>
          </table:table-cell>
          <table:table-cell office:value-type="string" calcext:value-type="string">
            <text:p>Questa lingua è la tua terza scelta. Siamo consapevoli che per te, interagire con noi utilizzando questa lingua è una situazione insoddisfacente, così come lo è per noi. Ci scusiamo per questo. </text:p>
          </table:table-cell>
          <table:table-cell office:value-type="string" calcext:value-type="string">
            <text:p>Deze taal is je derde keuze. We zijn ons ervan bewust dat het voor jou - en voor ons - een onbevredigende situatie is om via deze taal met ons te communiceren. We verontschuldigen ons hiervoor. </text:p>
          </table:table-cell>
          <table:table-cell office:value-type="string" calcext:value-type="string">
            <text:p>Ten język jest Twoim trzecim wyborem. Zdajemy sobie sprawę, że interakcja z nami przy użyciu tego języka jest dla Ciebie - i dla nas - niezadowalająca. Przepraszamy Cię za to. </text:p>
          </table:table-cell>
          <table:table-cell office:value-type="string" calcext:value-type="string">
            <text:p>This language is your third choice. We are aware that for you to interact with us using it is an unsatisfactory situation for you - as it is for us. We apologise for this. </text:p>
          </table:table-cell>
          <table:table-cell table:number-columns-repeated="4"/>
        </table:table-row>
        <table:table-row table:style-name="ro12">
          <table:table-cell table:style-name="ce18" office:value-type="string" calcext:value-type="string">
            <text:p>Texte de profil utilisateur</text:p>
          </table:table-cell>
          <table:table-cell table:style-name="ce18" office:value-type="string" calcext:value-type="string">
            <text:p>Texte</text:p>
          </table:table-cell>
          <table:table-cell table:style-name="ce21" office:value-type="string" calcext:value-type="string">
            <text:p>non</text:p>
          </table:table-cell>
          <table:table-cell table:style-name="ce23" office:value-type="string" calcext:value-type="string">
            <text:p>Un texte où l’utilisateur se décrit lui.elle-même est utile pour donner une épaisseur humaine à son compte sur l’infrastructure.</text:p>
          </table:table-cell>
          <table:table-cell office:value-type="string" calcext:value-type="string">
            <text:p>Un texte où tu te décris, dans ta langue préférée, pour que les autres Coopérateurs et Coopératrices te connaissent un peu mieux. D’où tu viens, ce que tu fais, ce que tu souhaites faire dans la Coopérative.</text:p>
          </table:table-cell>
          <table:table-cell office:value-type="string" calcext:value-type="string">
            <text:p>Ein Text, in dem du dich selbst in deiner Lieblingssprache beschreibst, damit die anderen Genossenschafter/innen dich besser kennen lernen können. Wo du herkommst, was du machst und was du in der Genossenschaft machen möchtest.</text:p>
          </table:table-cell>
          <table:table-cell office:value-type="string" calcext:value-type="string">
            <text:p>Un testo in cui ti descrivi, nella tua lingua preferita, in modo che gli altri Cooperatori possano conoscerti meglio. Da dove vieni, cosa fai e cosa vuoi fare in Cooperativa.</text:p>
          </table:table-cell>
          <table:table-cell office:value-type="string" calcext:value-type="string">
            <text:p>Een tekst waarin je jezelf beschrijft, in je voorkeurstaal, zodat de andere Co-operators je wat beter kunnen leren kennen. Waar je vandaan komt, wat je doet, wat je wilt doen in de Coöperatie.</text:p>
          </table:table-cell>
          <table:table-cell office:value-type="string" calcext:value-type="string">
            <text:p>Un texto en el que te describas, en tu lengua preferida, para que los demás Cooperantes puedan conocerte un poco mejor. De dónde vienes, qué haces, qué quieres hacer en la Cooperativa.</text:p>
          </table:table-cell>
          <table:table-cell office:value-type="string" calcext:value-type="string">
            <text:p>Tekst, w którym opisujesz siebie w preferowanym języku, aby inni współpracownicy mogli Cię lepiej poznać. Skąd pochodzisz, czym się zajmujesz, co chcesz robić w spółdzielni.</text:p>
          </table:table-cell>
          <table:table-cell office:value-type="string" calcext:value-type="string">
            <text:p>A text describing yourself, in your preferred langage, so that the other Cooperators can get to know you a little better. Where you come from, what you do, what you want to do in the Cooperative.</text:p>
          </table:table-cell>
          <table:table-cell office:value-type="string" calcext:value-type="string">
            <text:p>Le fait que tu te présentes aux autres donne de l’épaisseur humaine à ton identité numérique sur notre infrastructure informatique. Avec ce texte, chaque membre de la Communauté et de la Coopérative te connaît un peu mieux, et cela facilite tellement l’interaction !</text:p>
          </table:table-cell>
          <table:table-cell office:value-type="string" calcext:value-type="string">
            <text:p>Die Tatsache, dass du dich anderen präsentierst, verleiht deiner digitalen Identität auf unserer IT-Infrastruktur eine menschliche Tiefe. Mit diesem Text kennt dich jedes Mitglied der Gemeinschaft und der Genossenschaft ein bisschen besser, und das macht die Interaktion so viel einfacher!</text:p>
          </table:table-cell>
          <table:table-cell office:value-type="string" calcext:value-type="string">
            <text:p>El hecho de que te presentes a los demás da un rostro humano a tu identidad digital en nuestra infraestructura informática. Con este texto, todos los miembros de la Comunidad y de la Cooperativa llegan a conocerte un poco mejor, ¡y eso facilita mucho la interacción!</text:p>
          </table:table-cell>
          <table:table-cell office:value-type="string" calcext:value-type="string">
            <text:p>Il fatto che tu ti presenti agli altri dà un volto umano alla tua identità digitale sulla nostra infrastruttura informatica. Con questo testo, ogni membro della Comunità e della Cooperativa ti conosce un po' meglio e questo rende l'interazione molto più facile!</text:p>
          </table:table-cell>
          <table:table-cell office:value-type="string" calcext:value-type="string">
            <text:p>Het feit dat je jezelf voorstelt aan anderen geeft een menselijk gezicht aan je digitale identiteit op onze IT-infrastructuur. Met deze tekst leert elk lid van de Community en de Coöperatie je een beetje beter kennen, en dat maakt interactie zoveel gemakkelijker!</text:p>
          </table:table-cell>
          <table:table-cell office:value-type="string" calcext:value-type="string">
            <text:p>Fakt, że przedstawiasz się innym, nadaje ludzką twarz Twojej cyfrowej tożsamości w naszej infrastrukturze IT. Dzięki temu tekstowi każdy członek społeczności i spółdzielni poznaje Cię nieco lepiej, a to znacznie ułatwia interakcję!</text:p>
          </table:table-cell>
          <table:table-cell office:value-type="string" calcext:value-type="string">
            <text:p>The fact that you introduce yourself to others gives a human face to your digital identity on our IT infrastructure. With this text, every member of the Community and the Cooperative gets to know you a little better, and that makes interaction so much easier!</text:p>
          </table:table-cell>
          <table:table-cell table:number-columns-repeated="4"/>
        </table:table-row>
        <table:table-row table:style-name="ro13">
          <table:table-cell table:style-name="ce18" office:value-type="string" calcext:value-type="string">
            <text:p>Image de profil utilisateur / avatar</text:p>
          </table:table-cell>
          <table:table-cell table:style-name="ce18" office:value-type="string" calcext:value-type="string">
            <text:p>Image .jpg ou .png</text:p>
          </table:table-cell>
          <table:table-cell table:style-name="ce21" office:value-type="string" calcext:value-type="string">
            <text:p>non</text:p>
          </table:table-cell>
          <table:table-cell table:style-name="ce23" office:value-type="string" calcext:value-type="string">
            <text:p>Une image choisie par l’utilisateur pour se représenter contribue à donner une épaisseur humaine à son compte sur l’infrastructure et aide les autres utilisateurs à le mémoriser visuellement.</text:p>
          </table:table-cell>
          <table:table-cell office:value-type="string" calcext:value-type="string">
            <text:p>Une image pour te représenter vis-à-vis des autres Coopérateurs et Coopératrices, et pour qu’on te reconnaisse plus facilement</text:p>
          </table:table-cell>
          <table:table-cell office:value-type="string" calcext:value-type="string">
            <text:p>Ein Bild, das dich gegenüber den anderen Genossenschafter/innen repräsentiert und dich leichter erkennbar macht.</text:p>
          </table:table-cell>
          <table:table-cell office:value-type="string" calcext:value-type="string">
            <text:p>Un'immagine che ti rappresenti agli altri cooperatori, in modo che possano riconoscerti più facilmente.</text:p>
          </table:table-cell>
          <table:table-cell office:value-type="string" calcext:value-type="string">
            <text:p>Een foto om je voor te stellen aan de andere Coöperanten, zodat ze je gemakkelijker kunnen herkennen.</text:p>
          </table:table-cell>
          <table:table-cell office:value-type="string" calcext:value-type="string">
            <text:p>Una imagen que te represente ante los demás Cooperativistas, para que puedan reconocerte más fácilmente.</text:p>
          </table:table-cell>
          <table:table-cell office:value-type="string" calcext:value-type="string">
            <text:p>Zdjęcie przedstawiające Cię innym członkom spółdzielni, aby mogli Cię łatwiej rozpoznać.</text:p>
          </table:table-cell>
          <table:table-cell office:value-type="string" calcext:value-type="string">
            <text:p>A picture to represent you to the other Cooperators, and to make it easier for them to recognise you.</text:p>
          </table:table-cell>
          <table:table-cell office:value-type="string" calcext:value-type="string">
            <text:p>Une image parle parfois beaucoup mieux qu’un long discours. Avec cette image, tu exprimes beaucoup de toi-même, dans une langue universelle. Profites-en !</text:p>
          </table:table-cell>
          <table:table-cell office:value-type="string" calcext:value-type="string">
            <text:p>Ein Bild sagt manchmal viel mehr als eine lange Rede. Mit diesem Bild drückst du viel von dir selbst aus, in einer universellen Sprache. Genieße es!</text:p>
          </table:table-cell>
          <table:table-cell office:value-type="string" calcext:value-type="string">
            <text:p>A veces una imagen habla mucho más alto que un largo discurso. Con esta imagen, estás expresando mucho sobre ti, en un lenguaje universal. ¡Aprovéchala!</text:p>
          </table:table-cell>
          <table:table-cell office:value-type="string" calcext:value-type="string">
            <text:p>A volte un'immagine parla molto più di un lungo discorso. Con questa immagine esprimi molto di te, in un linguaggio universale. Sfruttala al meglio!</text:p>
          </table:table-cell>
          <table:table-cell office:value-type="string" calcext:value-type="string">
            <text:p>Soms spreekt een afbeelding veel meer dan een lange toespraak. Met deze afbeelding geef je veel over jezelf weer, in een universele taal. Haal er het beste uit!</text:p>
          </table:table-cell>
          <table:table-cell office:value-type="string" calcext:value-type="string">
            <text:p>Czasami obraz przemawia znacznie głośniej niż długie przemówienie. Dzięki temu obrazowi wyrażasz wiele o sobie w uniwersalnym języku. Wykorzystaj to jak najlepiej!</text:p>
          </table:table-cell>
          <table:table-cell office:value-type="string" calcext:value-type="string">
            <text:p>Sometimes a picture speaks much louder than a long speech. With this image, you're expressing a lot about yourself, in a universal language. Make the most of it!</text:p>
          </table:table-cell>
          <table:table-cell table:number-columns-repeated="4"/>
        </table:table-row>
        <table:table-row table:style-name="ro14" table:number-rows-repeated="5">
          <table:table-cell table:style-name="ce18" table:number-columns-repeated="2"/>
          <table:table-cell table:style-name="ce21"/>
          <table:table-cell table:style-name="ce23"/>
          <table:table-cell table:number-columns-repeated="18"/>
        </table:table-row>
        <table:table-row table:style-name="ro14" table:number-rows-repeated="5">
          <table:table-cell table:number-columns-repeated="2"/>
          <table:table-cell table:style-name="ce21"/>
          <table:table-cell table:style-name="ce23"/>
          <table:table-cell table:number-columns-repeated="18"/>
        </table:table-row>
        <table:table-row table:style-name="ro14" table:number-rows-repeated="7">
          <table:table-cell table:number-columns-repeated="3"/>
          <table:table-cell table:style-name="ce23"/>
          <table:table-cell table:number-columns-repeated="18"/>
        </table:table-row>
        <table:table-row table:style-name="ro14" table:number-rows-repeated="1048544">
          <table:table-cell table:number-columns-repeated="22"/>
        </table:table-row>
        <table:table-row table:style-name="ro14">
          <table:table-cell table:number-columns-repeated="22"/>
        </table:table-row>
      </table:table>
      <table:table table:name="CorrespondanceVariables" table:style-name="ta1">
        <office:forms form:automatic-focus="false" form:apply-design-mode="false"/>
        <table:table-column table:style-name="co10" table:default-cell-style-name="Default"/>
        <table:table-column table:style-name="co11" table:default-cell-style-name="Default"/>
        <table:table-column table:style-name="co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ce18"/>
        <table:table-column table:style-name="co16" table:default-cell-style-name="ce18"/>
        <table:table-column table:style-name="co9" table:number-columns-repeated="3" table:default-cell-style-name="ce18"/>
        <table:table-column table:style-name="co17" table:default-cell-style-name="ce18"/>
        <table:table-column table:style-name="co9" table:number-columns-repeated="2" table:default-cell-style-name="ce18"/>
        <table:table-column table:style-name="co9" table:number-columns-repeated="2" table:default-cell-style-name="Default"/>
        <table:table-column table:style-name="co2" table:number-columns-repeated="16368" table:default-cell-style-name="Default"/>
        <table:table-row table:style-name="ro1">
          <table:table-cell table:style-name="ce24" office:value-type="string" calcext:value-type="string">
            <text:p>Donnée sur l’utilisateur</text:p>
          </table:table-cell>
          <table:table-cell table:style-name="ce24" office:value-type="string" calcext:value-type="string">
            <text:p>Format</text:p>
          </table:table-cell>
          <table:table-cell table:style-name="ce24" office:value-type="string" calcext:value-type="string">
            <text:p>Obligatoire ?</text:p>
          </table:table-cell>
          <table:table-cell table:style-name="ce24" office:value-type="string" calcext:value-type="string">
            <text:p>Valeur par défaut</text:p>
          </table:table-cell>
          <table:table-cell table:style-name="ce24" office:value-type="string" calcext:value-type="string">
            <text:p>Visible par l’utilisateur ?</text:p>
          </table:table-cell>
          <table:table-cell table:style-name="ce24" office:value-type="string" calcext:value-type="string">
            <text:p>Modifiable par l’utilisateur après initialisation ?</text:p>
          </table:table-cell>
          <table:table-cell table:style-name="ce24" office:value-type="string" calcext:value-type="string">
            <text:p>Nom de la variable dans access – AlirPunkto </text:p>
          </table:table-cell>
          <table:table-cell table:style-name="ce24" office:value-type="string" calcext:value-type="string">
            <text:p>Nom de la variable dans authentication – KeyCloak</text:p>
          </table:table-cell>
          <table:table-cell table:style-name="ce24" office:value-type="string" calcext:value-type="string">
            <text:p>Nom de la variable dans WorkSpace – NextCloud</text:p>
          </table:table-cell>
          <table:table-cell table:style-name="ce24" office:value-type="string" calcext:value-type="string">
            <text:p>Nom de la variable dans operationaldecisions – LiquidFeedback</text:p>
          </table:table-cell>
          <table:table-cell table:style-name="ce24" office:value-type="string" calcext:value-type="string">
            <text:p>Nom de la variable dans lists – SYMPA</text:p>
          </table:table-cell>
          <table:table-cell table:style-name="ce24" office:value-type="string" calcext:value-type="string">
            <text:p>Nom de la variable dans www – Drupal</text:p>
          </table:table-cell>
          <table:table-cell table:style-name="ce24" office:value-type="string" calcext:value-type="string">
            <text:p>Nom de la variable dans learn – Moodle</text:p>
          </table:table-cell>
          <table:table-cell table:style-name="ce24" office:value-type="string" calcext:value-type="string">
            <text:p>Nom de la variable dans PublicPolicies – KuneAgi</text:p>
          </table:table-cell>
          <table:table-cell table:style-name="ce18" table:number-columns-repeated="2"/>
          <table:table-cell table:style-name="ce24"/>
          <table:table-cell table:style-name="ce18" table:number-columns-repeated="16367"/>
        </table:table-row>
        <table:table-row table:style-name="ro15">
          <table:table-cell table:style-name="ce47" office:value-type="string" calcext:value-type="string">
            <text:p>Catégories d’utilisateurs auxquelles le site est ouvert</text:p>
          </table:table-cell>
          <table:table-cell table:style-name="ce49" table:number-columns-repeated="5"/>
          <table:table-cell table:style-name="ce47" office:value-type="string" calcext:value-type="string">
            <text:p>Tous</text:p>
          </table:table-cell>
          <table:table-cell table:style-name="ce47" office:value-type="string" calcext:value-type="string">
            <text:p>communityGroup</text:p>
          </table:table-cell>
          <table:table-cell table:style-name="ce54" office:value-type="string" calcext:value-type="string">
            <text:p>communityGroup</text:p>
          </table:table-cell>
          <table:table-cell table:style-name="ce47" office:value-type="string" calcext:value-type="string">
            <text:p>cooperatorsGroup</text:p>
          </table:table-cell>
          <table:table-cell table:style-name="ce47" office:value-type="string" calcext:value-type="string">
            <text:p>Tous</text:p>
          </table:table-cell>
          <table:table-cell table:style-name="ce54" office:value-type="string" calcext:value-type="string">
            <text:p>communityGroup</text:p>
          </table:table-cell>
          <table:table-cell table:style-name="ce47" office:value-type="string" calcext:value-type="string">
            <text:p>Tous</text:p>
          </table:table-cell>
          <table:table-cell table:style-name="ce47" office:value-type="string" calcext:value-type="string">
            <text:p>cooperatorsGroup</text:p>
          </table:table-cell>
          <table:table-cell table:style-name="ce57" table:number-columns-repeated="16370"/>
        </table:table-row>
        <table:table-row table:style-name="ro2">
          <table:table-cell table:style-name="ce18" office:value-type="string" calcext:value-type="string">
            <text:p>Prénoms tels qu’apparaissant dans les documents officiels d’identité</text:p>
          </table:table-cell>
          <table:table-cell table:style-name="ce18" office:value-type="string" calcext:value-type="string">
            <text:p>Texte</text:p>
          </table:table-cell>
          <table:table-cell table:style-name="ce19" office:value-type="string" calcext:value-type="string" table:number-columns-spanned="1" table:number-rows-spanned="3">
            <text:p>Pour les Coopérateurs uniquement</text:p>
          </table:table-cell>
          <table:table-cell table:style-name="ce19"/>
          <table:table-cell table:style-name="ce21" office:value-type="string" calcext:value-type="string">
            <text:p>OUI</text:p>
          </table:table-cell>
          <table:table-cell table:style-name="ce19" office:value-type="string" calcext:value-type="string">
            <text:p>non</text:p>
          </table:table-cell>
          <table:table-cell office:value-type="string" calcext:value-type="string">
            <text:p>givenName</text:p>
          </table:table-cell>
          <table:table-cell table:style-name="ce52" table:number-columns-repeated="7"/>
          <table:table-cell table:number-columns-repeated="16370"/>
        </table:table-row>
        <table:table-row table:style-name="ro16">
          <table:table-cell table:style-name="ce18" office:value-type="string" calcext:value-type="string">
            <text:p><text:span text:style-name="T1">Noms tels qu’apparaissant dans les documents officiels </text:span>d’identité</text:p>
          </table:table-cell>
          <table:table-cell table:style-name="ce18" office:value-type="string" calcext:value-type="string">
            <text:p>Texte</text:p>
          </table:table-cell>
          <table:covered-table-cell table:style-name="ce4"/>
          <table:table-cell table:style-name="ce4"/>
          <table:table-cell table:style-name="ce21" office:value-type="string" calcext:value-type="string">
            <text:p>OUI</text:p>
          </table:table-cell>
          <table:table-cell table:style-name="ce4" office:value-type="string" calcext:value-type="string">
            <text:p>non</text:p>
          </table:table-cell>
          <table:table-cell office:value-type="string" calcext:value-type="string">
            <text:p>sn</text:p>
          </table:table-cell>
          <table:table-cell table:style-name="ce52" table:number-columns-repeated="7"/>
          <table:table-cell table:number-columns-repeated="16370"/>
        </table:table-row>
        <table:table-row table:style-name="ro4">
          <table:table-cell table:style-name="ce18" office:value-type="string" calcext:value-type="string">
            <text:p>Date de naissance</text:p>
          </table:table-cell>
          <table:table-cell table:style-name="ce18" office:value-type="string" calcext:value-type="string">
            <text:p>Date</text:p>
          </table:table-cell>
          <table:covered-table-cell table:style-name="ce4"/>
          <table:table-cell table:style-name="ce4"/>
          <table:table-cell table:style-name="ce21" office:value-type="string" calcext:value-type="string">
            <text:p>OUI</text:p>
          </table:table-cell>
          <table:table-cell table:style-name="ce4" office:value-type="string" calcext:value-type="string">
            <text:p>non</text:p>
          </table:table-cell>
          <table:table-cell table:style-name="ce50" office:value-type="string" calcext:value-type="string">
            <text:p>birthdate (ajouté par le ldif d’alirpunkto)</text:p>
          </table:table-cell>
          <table:table-cell table:style-name="ce52" table:number-columns-repeated="7"/>
          <table:table-cell table:number-columns-repeated="16370"/>
        </table:table-row>
        <table:table-row table:style-name="ro17">
          <table:table-cell table:style-name="ce18" office:value-type="string" calcext:value-type="string">
            <text:p>Nationalité, parmi celles des États-Membres de l’Union Européenne</text:p>
          </table:table-cell>
          <table:table-cell table:style-name="ce18" office:value-type="string" calcext:value-type="string">
            <text:p>Choix dans liste (Etats-Membres de l’Union Européenne)</text:p>
          </table:table-cell>
          <table:table-cell table:style-name="ce4" office:value-type="string" calcext:value-type="string">
            <text:p>Pour les Coopérateurs uniquement</text:p>
          </table:table-cell>
          <table:table-cell table:style-name="ce4"/>
          <table:table-cell table:style-name="ce21" office:value-type="string" calcext:value-type="string">
            <text:p>OUI</text:p>
          </table:table-cell>
          <table:table-cell table:style-name="ce4" office:value-type="string" calcext:value-type="string">
            <text:p>non</text:p>
          </table:table-cell>
          <table:table-cell table:style-name="ce50" office:value-type="string" calcext:value-type="string">
            <text:p>nationality (ajouté par le ldif d’alirpunkto)</text:p>
          </table:table-cell>
          <table:table-cell table:style-name="ce52" table:number-columns-repeated="7"/>
          <table:table-cell table:number-columns-repeated="16370"/>
        </table:table-row>
        <table:table-row table:style-name="ro7">
          <table:table-cell table:style-name="ce18" office:value-type="string" calcext:value-type="string">
            <text:p>Pseudonyme (= Display name)</text:p>
          </table:table-cell>
          <table:table-cell table:style-name="ce18" office:value-type="string" calcext:value-type="string">
            <text:p>Texte</text:p>
          </table:table-cell>
          <table:table-cell table:style-name="ce21" office:value-type="string" calcext:value-type="string">
            <text:p>OUI</text:p>
          </table:table-cell>
          <table:table-cell table:style-name="ce21"/>
          <table:table-cell table:style-name="ce21" office:value-type="string" calcext:value-type="string">
            <text:p>OUI</text:p>
          </table:table-cell>
          <table:table-cell table:style-name="ce21" office:value-type="string" calcext:value-type="string">
            <text:p>non</text:p>
          </table:table-cell>
          <table:table-cell office:value-type="string" calcext:value-type="string">
            <text:p>cn</text:p>
          </table:table-cell>
          <table:table-cell table:style-name="Default" office:value-type="string" calcext:value-type="string">
            <text:p>displayName</text:p>
          </table:table-cell>
          <table:table-cell table:style-name="Default" office:value-type="string" calcext:value-type="string">
            <text:p>Display name</text:p>
          </table:table-cell>
          <table:table-cell table:style-name="Default" office:value-type="string" calcext:value-type="string">
            <text:p>Screen name</text:p>
          </table:table-cell>
          <table:table-cell table:style-name="Default" office:value-type="string" calcext:value-type="string">
            <text:p>Name</text:p>
          </table:table-cell>
          <table:table-cell table:style-name="Default" office:value-type="string" calcext:value-type="string">
            <text:p>Username</text:p>
          </table:table-cell>
          <table:table-cell table:style-name="Default" office:value-type="string" calcext:value-type="string">
            <text:p>firstname</text:p>
          </table:table-cell>
          <table:table-cell table:number-columns-repeated="16371"/>
        </table:table-row>
        <table:table-row table:style-name="ro7">
          <table:table-cell table:style-name="ce48" office:value-type="string" calcext:value-type="string">
            <text:p>Numéro de Coopérateur (attribué par la plate-forme) </text:p>
          </table:table-cell>
          <table:table-cell table:style-name="ce18" office:value-type="string" calcext:value-type="string">
            <text:p>Nombre hexadécimal séparé par des tirets</text:p>
          </table:table-cell>
          <table:table-cell table:style-name="ce21" office:value-type="string" calcext:value-type="string">
            <text:p>OUI</text:p>
          </table:table-cell>
          <table:table-cell table:style-name="ce21"/>
          <table:table-cell table:style-name="ce21" office:value-type="string" calcext:value-type="string">
            <text:p>OUI</text:p>
          </table:table-cell>
          <table:table-cell table:style-name="ce21" office:value-type="string" calcext:value-type="string">
            <text:p>non</text:p>
          </table:table-cell>
          <table:table-cell table:number-columns-repeated="2" office:value-type="string" calcext:value-type="string">
            <text:p>employeeNumber</text:p>
          </table:table-cell>
          <table:table-cell office:value-type="string" calcext:value-type="string">
            <text:p>User name</text:p>
          </table:table-cell>
          <table:table-cell office:value-type="string" calcext:value-type="string">
            <text:p>Identification</text:p>
          </table:table-cell>
          <table:table-cell table:style-name="ce52"/>
          <table:table-cell office:value-type="string" calcext:value-type="string">
            <text:p>field_community_member_id</text:p>
          </table:table-cell>
          <table:table-cell table:style-name="ce52"/>
          <table:table-cell table:number-columns-repeated="16371"/>
        </table:table-row>
        <table:table-row table:style-name="ro8">
          <table:table-cell table:style-name="ce18" office:value-type="string" calcext:value-type="string">
            <text:p>Note de Comportement Coopératif (généré automatiquement par KuneAgi) (= Cooperative Behaviour Mark)</text:p>
          </table:table-cell>
          <table:table-cell table:style-name="ce18" office:value-type="string" calcext:value-type="string">
            <text:p>Nombre réel</text:p>
          </table:table-cell>
          <table:table-cell table:style-name="ce4" office:value-type="string" calcext:value-type="string">
            <text:p>Pour les Coopérateurs uniquement</text:p>
          </table:table-cell>
          <table:table-cell table:style-name="ce4"/>
          <table:table-cell table:style-name="ce21" office:value-type="string" calcext:value-type="string">
            <text:p>OUI</text:p>
          </table:table-cell>
          <table:table-cell table:style-name="ce4" office:value-type="string" calcext:value-type="string">
            <text:p>non</text:p>
          </table:table-cell>
          <table:table-cell office:value-type="string" calcext:value-type="string">
            <text:p>cooperativeBehaviorMark (Ajouté par le ldif d’AlirPunkto)</text:p>
          </table:table-cell>
          <table:table-cell office:value-type="string" calcext:value-type="string">
            <text:p>cooperativeBehaviorMark</text:p>
          </table:table-cell>
          <table:table-cell office:value-type="string" calcext:value-type="string">
            <text:p>dans « headline », précédé de ‘Cooperative Behaviour Mark = ’</text:p>
          </table:table-cell>
          <table:table-cell table:style-name="ce52" table:number-columns-repeated="4"/>
          <table:table-cell table:number-columns-repeated="16371"/>
        </table:table-row>
        <table:table-row table:style-name="ro8">
          <table:table-cell table:style-name="ce18" office:value-type="string" calcext:value-type="string">
            <text:p>Date-heure de dernière mise à jour de la Note de Comportement Coopératif</text:p>
          </table:table-cell>
          <table:table-cell table:style-name="ce18" office:value-type="string" calcext:value-type="string">
            <text:p>Date-heure</text:p>
          </table:table-cell>
          <table:table-cell table:style-name="ce4" office:value-type="string" calcext:value-type="string">
            <text:p>Pour les Coopérateurs uniquement</text:p>
          </table:table-cell>
          <table:table-cell table:style-name="ce4"/>
          <table:table-cell table:style-name="ce21" office:value-type="string" calcext:value-type="string">
            <text:p>OUI</text:p>
          </table:table-cell>
          <table:table-cell table:style-name="ce4" office:value-type="string" calcext:value-type="string">
            <text:p>non</text:p>
          </table:table-cell>
          <table:table-cell office:value-type="string" calcext:value-type="string">
            <text:p>cooperativeBehaviorMarkUpdate (Ajouté par le ldif d’AlirPunkto)</text:p>
          </table:table-cell>
          <table:table-cell office:value-type="string" calcext:value-type="string">
            <text:p>cooperativeBehaviorMarkUpdate</text:p>
          </table:table-cell>
          <table:table-cell office:value-type="string" calcext:value-type="string">
            <text:p>dans « headline », à la suite du précédent et de ‘, updated on :’</text:p>
          </table:table-cell>
          <table:table-cell table:style-name="ce52" table:number-columns-repeated="4"/>
          <table:table-cell table:number-columns-repeated="16371"/>
        </table:table-row>
        <table:table-row table:style-name="ro14">
          <table:table-cell table:number-columns-repeated="2" table:style-name="ce18" office:value-type="string" calcext:value-type="string">
            <text:p>Adresse de courriel</text:p>
          </table:table-cell>
          <table:table-cell table:style-name="ce21" office:value-type="string" calcext:value-type="string">
            <text:p>OUI</text:p>
          </table:table-cell>
          <table:table-cell table:style-name="ce21"/>
          <table:table-cell table:number-columns-repeated="2" table:style-name="ce21" office:value-type="string" calcext:value-type="string">
            <text:p>OUI</text:p>
          </table:table-cell>
          <table:table-cell office:value-type="string" calcext:value-type="string">
            <text:p>mail</text:p>
          </table:table-cell>
          <table:table-cell table:number-columns-repeated="2" office:value-type="string" calcext:value-type="string">
            <text:p>email</text:p>
          </table:table-cell>
          <table:table-cell office:value-type="string" calcext:value-type="string">
            <text:p>confirmed address</text:p>
          </table:table-cell>
          <table:table-cell office:value-type="string" calcext:value-type="string">
            <text:p>Email</text:p>
          </table:table-cell>
          <table:table-cell table:number-columns-repeated="2" office:value-type="string" calcext:value-type="string">
            <text:p>email</text:p>
          </table:table-cell>
          <table:table-cell table:number-columns-repeated="16371"/>
        </table:table-row>
        <table:table-row table:style-name="ro18">
          <table:table-cell table:style-name="ce18" office:value-type="string" calcext:value-type="string">
            <text:p>Langue d’interaction de rang 1</text:p>
          </table:table-cell>
          <table:table-cell table:style-name="ce18" office:value-type="string" calcext:value-type="string">
            <text:p>Choix dans liste (23 langues officielles de l’Union Européenne + Espéranto)</text:p>
          </table:table-cell>
          <table:table-cell table:style-name="ce21" office:value-type="string" calcext:value-type="string">
            <text:p>OUI</text:p>
          </table:table-cell>
          <table:table-cell table:style-name="ce21"/>
          <table:table-cell table:number-columns-repeated="2" table:style-name="ce21" office:value-type="string" calcext:value-type="string">
            <text:p>OUI</text:p>
          </table:table-cell>
          <table:table-cell table:number-columns-repeated="2" office:value-type="string" calcext:value-type="string">
            <text:p>preferredLanguage</text:p>
          </table:table-cell>
          <table:table-cell office:value-type="string" calcext:value-type="string">
            <text:p>Language</text:p>
          </table:table-cell>
          <table:table-cell office:value-type="string" calcext:value-type="string">
            <text:p>(langue indiquée dans un menu sur la page https://operationaldecisions.cosmopolitical.coop/member/show, et stockée dans le profil, mais non explicitement dedans)</text:p>
          </table:table-cell>
          <table:table-cell table:number-columns-repeated="2"/>
          <table:table-cell office:value-type="string" calcext:value-type="string">
            <text:p>lang</text:p>
          </table:table-cell>
          <table:table-cell table:number-columns-repeated="16371"/>
        </table:table-row>
        <table:table-row table:style-name="ro6">
          <table:table-cell table:style-name="ce18" office:value-type="string" calcext:value-type="string">
            <text:p>Langue d’interaction de rang 2</text:p>
          </table:table-cell>
          <table:table-cell table:style-name="ce18" office:value-type="string" calcext:value-type="string">
            <text:p>Choix dans liste (23 langues officielles de l’Union Européenne + Espéranto)</text:p>
          </table:table-cell>
          <table:table-cell table:style-name="ce21" office:value-type="string" calcext:value-type="string">
            <text:p>OUI</text:p>
          </table:table-cell>
          <table:table-cell table:style-name="ce21"/>
          <table:table-cell table:number-columns-repeated="2" table:style-name="ce21" office:value-type="string" calcext:value-type="string">
            <text:p>OUI</text:p>
          </table:table-cell>
          <table:table-cell office:value-type="string" calcext:value-type="string">
            <text:p>secondLanguage (Ajouté par le ldif d’AlirPunkto)</text:p>
          </table:table-cell>
          <table:table-cell office:value-type="string" calcext:value-type="string">
            <text:p>secondLanguage</text:p>
          </table:table-cell>
          <table:table-cell table:style-name="ce53" table:number-columns-repeated="4"/>
          <table:table-cell table:style-name="ce52"/>
          <table:table-cell table:number-columns-repeated="16371"/>
        </table:table-row>
        <table:table-row table:style-name="ro11">
          <table:table-cell table:style-name="ce18" office:value-type="string" calcext:value-type="string">
            <text:p>Langue d’interaction de rang 3</text:p>
          </table:table-cell>
          <table:table-cell table:style-name="ce18" office:value-type="string" calcext:value-type="string">
            <text:p>Choix dans liste (23 langues officielles de l’Union Européenne + Espéranto)</text:p>
          </table:table-cell>
          <table:table-cell table:style-name="ce21" office:value-type="string" calcext:value-type="string">
            <text:p>OUI</text:p>
          </table:table-cell>
          <table:table-cell table:style-name="ce21"/>
          <table:table-cell table:number-columns-repeated="2" table:style-name="ce21" office:value-type="string" calcext:value-type="string">
            <text:p>OUI</text:p>
          </table:table-cell>
          <table:table-cell office:value-type="string" calcext:value-type="string">
            <text:p>thirdLanguage (Ajouté par le ldif d’AlirPunkto)</text:p>
          </table:table-cell>
          <table:table-cell office:value-type="string" calcext:value-type="string">
            <text:p>thirdLanguage</text:p>
          </table:table-cell>
          <table:table-cell table:style-name="ce53" table:number-columns-repeated="4"/>
          <table:table-cell table:style-name="ce52"/>
          <table:table-cell table:number-columns-repeated="16371"/>
        </table:table-row>
        <table:table-row table:style-name="ro14">
          <table:table-cell table:style-name="ce18" office:value-type="string" calcext:value-type="string">
            <text:p>Texte de profil utilisateur</text:p>
          </table:table-cell>
          <table:table-cell table:style-name="ce18" office:value-type="string" calcext:value-type="string">
            <text:p>Texte</text:p>
          </table:table-cell>
          <table:table-cell table:style-name="ce21" office:value-type="string" calcext:value-type="string">
            <text:p>non</text:p>
          </table:table-cell>
          <table:table-cell table:style-name="ce21"/>
          <table:table-cell table:number-columns-repeated="2" table:style-name="ce21" office:value-type="string" calcext:value-type="string">
            <text:p>OUI</text:p>
          </table:table-cell>
          <table:table-cell office:value-type="string" calcext:value-type="string">
            <text:p>description (issu de inetOrgPerson)</text:p>
          </table:table-cell>
          <table:table-cell office:value-type="string" calcext:value-type="string">
            <text:p>description</text:p>
          </table:table-cell>
          <table:table-cell office:value-type="string" calcext:value-type="string">
            <text:p>About</text:p>
          </table:table-cell>
          <table:table-cell office:value-type="string" calcext:value-type="string">
            <text:p>(statement)</text:p>
          </table:table-cell>
          <table:table-cell table:style-name="ce52"/>
          <table:table-cell table:style-name="ce55" office:value-type="string" calcext:value-type="string">
            <text:p>field_about_you</text:p>
          </table:table-cell>
          <table:table-cell office:value-type="string" calcext:value-type="string">
            <text:p>description</text:p>
          </table:table-cell>
          <table:table-cell table:number-columns-repeated="16371"/>
        </table:table-row>
        <table:table-row table:style-name="ro14">
          <table:table-cell table:style-name="ce18" office:value-type="string" calcext:value-type="string">
            <text:p>Image de profil utilisateur / avatar</text:p>
          </table:table-cell>
          <table:table-cell table:style-name="ce18" office:value-type="string" calcext:value-type="string">
            <text:p>Image .jpg ou .png</text:p>
          </table:table-cell>
          <table:table-cell table:style-name="ce21" office:value-type="string" calcext:value-type="string">
            <text:p>non</text:p>
          </table:table-cell>
          <table:table-cell table:style-name="ce21"/>
          <table:table-cell table:number-columns-repeated="2" table:style-name="ce21" office:value-type="string" calcext:value-type="string">
            <text:p>OUI</text:p>
          </table:table-cell>
          <table:table-cell table:number-columns-repeated="2" office:value-type="string" calcext:value-type="string">
            <text:p>JpegPhoto</text:p>
          </table:table-cell>
          <table:table-cell office:value-type="string" calcext:value-type="string">
            <text:p>Profile picture</text:p>
          </table:table-cell>
          <table:table-cell office:value-type="string" calcext:value-type="string">
            <text:p>(avatar / photo)</text:p>
          </table:table-cell>
          <table:table-cell table:style-name="ce55" office:value-type="string" calcext:value-type="string">
            <text:p>Picture</text:p>
          </table:table-cell>
          <table:table-cell table:style-name="ce55" office:value-type="string" calcext:value-type="string">
            <text:p>user_picture</text:p>
          </table:table-cell>
          <table:table-cell office:value-type="string" calcext:value-type="string">
            <text:p>picture</text:p>
          </table:table-cell>
          <table:table-cell table:number-columns-repeated="16371"/>
        </table:table-row>
        <table:table-row table:style-name="ro19">
          <table:table-cell table:style-name="ce18" office:value-type="string" calcext:value-type="string">
            <text:p>Rôle dans la Coopérative: </text:p>
            <text:p>* None, </text:p>
            <text:p>* Ordinary Member of the Community,</text:p>
            <text:p>* Cooperator,</text:p>
            <text:p>* Member of the Board,</text:p>
            <text:p>* Member of the Mediation and Arbitration Council</text:p>
          </table:table-cell>
          <table:table-cell table:style-name="ce18" office:value-type="string" calcext:value-type="string">
            <text:p>Énuméré</text:p>
          </table:table-cell>
          <table:table-cell table:style-name="ce21" office:value-type="string" calcext:value-type="string">
            <text:p>OUI</text:p>
          </table:table-cell>
          <table:table-cell table:style-name="ce21"/>
          <table:table-cell table:style-name="ce21" office:value-type="string" calcext:value-type="string">
            <text:p>OUI</text:p>
          </table:table-cell>
          <table:table-cell table:style-name="ce21" office:value-type="string" calcext:value-type="string">
            <text:p>non</text:p>
          </table:table-cell>
          <table:table-cell table:style-name="ce51" office:value-type="string" calcext:value-type="string">
            <text:p>employeeType</text:p>
          </table:table-cell>
          <table:table-cell office:value-type="string" calcext:value-type="string">
            <text:p>employeeType</text:p>
          </table:table-cell>
          <table:table-cell table:number-columns-repeated="2" office:value-type="string" calcext:value-type="string">
            <text:p>(pour affichage dans la page de « Profil » de l’utilisateur)</text:p>
          </table:table-cell>
          <table:table-cell table:style-name="ce52" table:number-columns-repeated="2"/>
          <table:table-cell office:value-type="string" calcext:value-type="string">
            <text:p>lastname</text:p>
          </table:table-cell>
          <table:table-cell table:style-name="ce56" office:value-type="string" calcext:value-type="string">
            <text:p>(non utilisé dans l’application, mais seuls les Coopérateurs ont accès à l’application)</text:p>
          </table:table-cell>
          <table:table-cell table:number-columns-repeated="16370"/>
        </table:table-row>
        <table:table-row table:style-name="ro20">
          <table:table-cell table:style-name="ce18" office:value-type="string" calcext:value-type="string">
            <text:p>Statut jutidique vis-à-vis de la Coopérative</text:p>
          </table:table-cell>
          <table:table-cell table:style-name="ce18" office:value-type="string" calcext:value-type="string">
            <text:p><text:s/>LDAP</text:p>
          </table:table-cell>
          <table:table-cell table:style-name="ce21" office:value-type="string" calcext:value-type="string">
            <text:p>OUI</text:p>
          </table:table-cell>
          <table:table-cell table:style-name="ce21"/>
          <table:table-cell table:style-name="ce21" office:value-type="string" calcext:value-type="string">
            <text:p>OUI</text:p>
          </table:table-cell>
          <table:table-cell table:style-name="ce21" office:value-type="string" calcext:value-type="string">
            <text:p>non</text:p>
          </table:table-cell>
          <table:table-cell office:value-type="string" calcext:value-type="string">
            <text:p>Appartenance à un « groupe » LDAP parmi :</text:p>
            <text:p>* ordinaryMembersGroup</text:p>
            <text:p>* cooperatorsGroup</text:p>
            <text:p>* boardMembersGroup</text:p>
            <text:p>* mediationArbitrationCouncilGroup</text:p>
          </table:table-cell>
          <table:table-cell office:value-type="string" calcext:value-type="string">
            <text:p><text:span text:style-name="T1">Appartenance à un « groupe » Keycloak parmi :</text:span></text:p>
            <text:p><text:span text:style-name="T1">* ordinaryMembersGroup</text:span></text:p>
            <text:p><text:span text:style-name="T1">* cooperatorsGroup</text:span></text:p>
            <text:p><text:span text:style-name="T1">* boardMembersGroup</text:span></text:p>
            <text:p><text:span text:style-name="T1">* mediationArbitrationCouncilGroup</text:span></text:p>
          </table:table-cell>
          <table:table-cell office:value-type="string" calcext:value-type="string">
            <text:p>groupes NextCloud</text:p>
          </table:table-cell>
          <table:table-cell/>
          <table:table-cell office:value-type="string" calcext:value-type="string">
            <text:p>(utilisé pour créer automatiquement la liste de destinataires des listes de diffusion)</text:p>
          </table:table-cell>
          <table:table-cell office:value-type="string" calcext:value-type="string">
            <text:p>(par le « rôle mapping »)</text:p>
          </table:table-cell>
          <table:table-cell table:style-name="ce52"/>
          <table:table-cell table:style-name="ce56" office:value-type="string" calcext:value-type="string">
            <text:p>(non utilisé dans l’application, mais seuls les Coopérateurs ont accès à l’application)</text:p>
          </table:table-cell>
          <table:table-cell table:number-columns-repeated="16370"/>
        </table:table-row>
        <table:table-row table:style-name="ro14">
          <table:table-cell table:number-columns-repeated="2" office:value-type="string" calcext:value-type="string">
            <text:p>* communityGroup</text:p>
          </table:table-cell>
          <table:table-cell table:style-name="ce21" table:number-columns-repeated="2"/>
          <table:table-cell table:style-name="ce21" office:value-type="string" calcext:value-type="string">
            <text:p>OUI</text:p>
          </table:table-cell>
          <table:table-cell table:style-name="ce21" office:value-type="string" calcext:value-type="string">
            <text:p>non</text:p>
          </table:table-cell>
          <table:table-cell table:style-name="Default" office:value-type="string" calcext:value-type="string">
            <text:p>* communityGroup</text:p>
          </table:table-cell>
          <table:table-cell table:style-name="Default" office:value-type="string" calcext:value-type="string">
            <text:p>communityGroup</text:p>
          </table:table-cell>
          <table:table-cell office:value-type="string" calcext:value-type="string">
            <text:p>Community</text:p>
          </table:table-cell>
          <table:table-cell table:style-name="ce53" office:value-type="string" calcext:value-type="string">
            <text:p>Accès refusé</text:p>
          </table:table-cell>
          <table:table-cell/>
          <table:table-cell office:value-type="string" calcext:value-type="string">
            <text:p>Authenticated user</text:p>
          </table:table-cell>
          <table:table-cell table:style-name="ce52" office:value-type="string" calcext:value-type="string">
            <text:p>non utilisé</text:p>
          </table:table-cell>
          <table:table-cell table:style-name="ce53" office:value-type="string" calcext:value-type="string">
            <text:p>Accès refusé</text:p>
          </table:table-cell>
          <table:table-cell table:number-columns-repeated="16370"/>
        </table:table-row>
        <table:table-row table:style-name="ro16">
          <table:table-cell table:number-columns-repeated="2" office:value-type="string" calcext:value-type="string">
            <text:p>* candidatesMissingShareYearContribGroup</text:p>
          </table:table-cell>
          <table:table-cell table:style-name="ce21" table:number-columns-repeated="2"/>
          <table:table-cell table:style-name="ce21" office:value-type="string" calcext:value-type="string">
            <text:p>OUI</text:p>
          </table:table-cell>
          <table:table-cell table:style-name="ce21" office:value-type="string" calcext:value-type="string">
            <text:p>non</text:p>
          </table:table-cell>
          <table:table-cell table:style-name="Default" office:value-type="string" calcext:value-type="string">
            <text:p>* candidatesMissingShareYearContribGroup</text:p>
          </table:table-cell>
          <table:table-cell table:style-name="Default" office:value-type="string" calcext:value-type="string">
            <text:p>candidatesMissingShareYearContribGroup</text:p>
          </table:table-cell>
          <table:table-cell office:value-type="string" calcext:value-type="string">
            <text:p>Community</text:p>
          </table:table-cell>
          <table:table-cell table:style-name="ce53" office:value-type="string" calcext:value-type="string">
            <text:p>Accès refusé</text:p>
          </table:table-cell>
          <table:table-cell/>
          <table:table-cell office:value-type="string" calcext:value-type="string">
            <text:p>Candidate_Cooperator</text:p>
          </table:table-cell>
          <table:table-cell table:style-name="ce52" office:value-type="string" calcext:value-type="string">
            <text:p>non utilisé</text:p>
          </table:table-cell>
          <table:table-cell table:style-name="ce53" office:value-type="string" calcext:value-type="string">
            <text:p>Accès refusé</text:p>
          </table:table-cell>
          <table:table-cell table:number-columns-repeated="16370"/>
        </table:table-row>
        <table:table-row table:style-name="ro14">
          <table:table-cell table:number-columns-repeated="2" office:value-type="string" calcext:value-type="string">
            <text:p>* candidatesMissingShareGroup</text:p>
          </table:table-cell>
          <table:table-cell table:style-name="ce21" table:number-columns-repeated="2"/>
          <table:table-cell table:style-name="ce21" office:value-type="string" calcext:value-type="string">
            <text:p>OUI</text:p>
          </table:table-cell>
          <table:table-cell table:style-name="ce21" office:value-type="string" calcext:value-type="string">
            <text:p>non</text:p>
          </table:table-cell>
          <table:table-cell table:style-name="Default" office:value-type="string" calcext:value-type="string">
            <text:p>* candidatesMissingShareGroup</text:p>
          </table:table-cell>
          <table:table-cell table:style-name="Default" office:value-type="string" calcext:value-type="string">
            <text:p>candidatesMissingShareGroup</text:p>
          </table:table-cell>
          <table:table-cell office:value-type="string" calcext:value-type="string">
            <text:p>Community</text:p>
          </table:table-cell>
          <table:table-cell table:style-name="ce53" office:value-type="string" calcext:value-type="string">
            <text:p>Accès refusé</text:p>
          </table:table-cell>
          <table:table-cell/>
          <table:table-cell office:value-type="string" calcext:value-type="string">
            <text:p>Candidate_Cooperator</text:p>
          </table:table-cell>
          <table:table-cell table:style-name="ce52" office:value-type="string" calcext:value-type="string">
            <text:p>non utilisé</text:p>
          </table:table-cell>
          <table:table-cell table:style-name="ce53" office:value-type="string" calcext:value-type="string">
            <text:p>Accès refusé</text:p>
          </table:table-cell>
          <table:table-cell table:number-columns-repeated="16370"/>
        </table:table-row>
        <table:table-row table:style-name="ro14">
          <table:table-cell table:number-columns-repeated="2" office:value-type="string" calcext:value-type="string">
            <text:p>* candidatesMissingYearContribGroup</text:p>
          </table:table-cell>
          <table:table-cell table:style-name="ce21" table:number-columns-repeated="2"/>
          <table:table-cell table:style-name="ce21" office:value-type="string" calcext:value-type="string">
            <text:p>OUI</text:p>
          </table:table-cell>
          <table:table-cell table:style-name="ce21" office:value-type="string" calcext:value-type="string">
            <text:p>non</text:p>
          </table:table-cell>
          <table:table-cell table:style-name="Default" office:value-type="string" calcext:value-type="string">
            <text:p>* candidatesMissingYearContribGroup</text:p>
          </table:table-cell>
          <table:table-cell table:style-name="Default" office:value-type="string" calcext:value-type="string">
            <text:p>candidatesMissingYearContribGroup</text:p>
          </table:table-cell>
          <table:table-cell office:value-type="string" calcext:value-type="string">
            <text:p>Community</text:p>
          </table:table-cell>
          <table:table-cell table:style-name="ce53" office:value-type="string" calcext:value-type="string">
            <text:p>Accès refusé</text:p>
          </table:table-cell>
          <table:table-cell/>
          <table:table-cell office:value-type="string" calcext:value-type="string">
            <text:p>Candidate_Cooperator</text:p>
          </table:table-cell>
          <table:table-cell table:style-name="ce52" office:value-type="string" calcext:value-type="string">
            <text:p>non utilisé</text:p>
          </table:table-cell>
          <table:table-cell table:style-name="ce53" office:value-type="string" calcext:value-type="string">
            <text:p>Accès refusé</text:p>
          </table:table-cell>
          <table:table-cell table:number-columns-repeated="16370"/>
        </table:table-row>
        <table:table-row table:style-name="ro14">
          <table:table-cell table:number-columns-repeated="2" office:value-type="string" calcext:value-type="string">
            <text:p>* cooperatorsGroup</text:p>
          </table:table-cell>
          <table:table-cell table:number-columns-repeated="2"/>
          <table:table-cell table:style-name="ce21" office:value-type="string" calcext:value-type="string">
            <text:p>OUI</text:p>
          </table:table-cell>
          <table:table-cell table:style-name="ce21" office:value-type="string" calcext:value-type="string">
            <text:p>non</text:p>
          </table:table-cell>
          <table:table-cell table:style-name="Default" office:value-type="string" calcext:value-type="string">
            <text:p>* cooperatorsGroup</text:p>
          </table:table-cell>
          <table:table-cell table:style-name="Default" office:value-type="string" calcext:value-type="string">
            <text:p>cooperatorsGroup</text:p>
          </table:table-cell>
          <table:table-cell office:value-type="string" calcext:value-type="string">
            <text:p>Cooperators</text:p>
          </table:table-cell>
          <table:table-cell office:value-type="string" calcext:value-type="string">
            <text:p>Cooperator ? (id : 1)</text:p>
          </table:table-cell>
          <table:table-cell/>
          <table:table-cell office:value-type="string" calcext:value-type="string">
            <text:p>Cooperator</text:p>
          </table:table-cell>
          <table:table-cell table:style-name="ce52" office:value-type="string" calcext:value-type="string">
            <text:p>non utilisé</text:p>
          </table:table-cell>
          <table:table-cell office:value-type="string" calcext:value-type="string">
            <text:p>Accès autorisé</text:p>
          </table:table-cell>
          <table:table-cell table:number-columns-repeated="16370"/>
        </table:table-row>
        <table:table-row table:style-name="ro14">
          <table:table-cell table:number-columns-repeated="2" office:value-type="string" calcext:value-type="string">
            <text:p>* sanctionedGroup</text:p>
          </table:table-cell>
          <table:table-cell table:number-columns-repeated="2"/>
          <table:table-cell table:style-name="ce21" office:value-type="string" calcext:value-type="string">
            <text:p>OUI</text:p>
          </table:table-cell>
          <table:table-cell table:style-name="ce21" office:value-type="string" calcext:value-type="string">
            <text:p>non</text:p>
          </table:table-cell>
          <table:table-cell table:style-name="Default" office:value-type="string" calcext:value-type="string">
            <text:p>* sanctionedGroup</text:p>
          </table:table-cell>
          <table:table-cell table:style-name="Default" office:value-type="string" calcext:value-type="string">
            <text:p>sanctionedGroup</text:p>
          </table:table-cell>
          <table:table-cell office:value-type="string" calcext:value-type="string">
            <text:p>Community</text:p>
          </table:table-cell>
          <table:table-cell table:style-name="ce53" office:value-type="string" calcext:value-type="string">
            <text:p>Accès refusé</text:p>
          </table:table-cell>
          <table:table-cell/>
          <table:table-cell office:value-type="string" calcext:value-type="string">
            <text:p>Candidate_Cooperator</text:p>
          </table:table-cell>
          <table:table-cell table:style-name="ce52" office:value-type="string" calcext:value-type="string">
            <text:p>non utilisé</text:p>
          </table:table-cell>
          <table:table-cell table:style-name="ce53" office:value-type="string" calcext:value-type="string">
            <text:p>Accès refusé</text:p>
          </table:table-cell>
          <table:table-cell table:number-columns-repeated="16370"/>
        </table:table-row>
        <table:table-row table:style-name="ro14">
          <table:table-cell office:value-type="string" calcext:value-type="string">
            <text:p>* sanctionedMissingYearContribGroup </text:p>
          </table:table-cell>
          <table:table-cell office:value-type="string" calcext:value-type="string">
            <text:p>* sanctionedMissingYearContribGroup</text:p>
          </table:table-cell>
          <table:table-cell table:number-columns-repeated="2"/>
          <table:table-cell table:style-name="ce21" office:value-type="string" calcext:value-type="string">
            <text:p>OUI</text:p>
          </table:table-cell>
          <table:table-cell table:style-name="ce21" office:value-type="string" calcext:value-type="string">
            <text:p>non</text:p>
          </table:table-cell>
          <table:table-cell table:style-name="Default" office:value-type="string" calcext:value-type="string">
            <text:p>* sanctionedMissingYearContribGroup </text:p>
          </table:table-cell>
          <table:table-cell table:style-name="Default" office:value-type="string" calcext:value-type="string">
            <text:p>sanctionedMissingYearContribGroup</text:p>
          </table:table-cell>
          <table:table-cell office:value-type="string" calcext:value-type="string">
            <text:p>Community</text:p>
          </table:table-cell>
          <table:table-cell table:style-name="ce53" office:value-type="string" calcext:value-type="string">
            <text:p>Accès refusé</text:p>
          </table:table-cell>
          <table:table-cell/>
          <table:table-cell office:value-type="string" calcext:value-type="string">
            <text:p>Candidate_Cooperator</text:p>
          </table:table-cell>
          <table:table-cell table:style-name="ce52" office:value-type="string" calcext:value-type="string">
            <text:p>non utilisé</text:p>
          </table:table-cell>
          <table:table-cell table:style-name="ce53" office:value-type="string" calcext:value-type="string">
            <text:p>Accès refusé</text:p>
          </table:table-cell>
          <table:table-cell table:number-columns-repeated="16370"/>
        </table:table-row>
        <table:table-row table:style-name="ro14">
          <table:table-cell office:value-type="string" calcext:value-type="string">
            <text:p>* boardMembersGroup</text:p>
          </table:table-cell>
          <table:table-cell office:value-type="string" calcext:value-type="string">
            <text:p>* boardGroup</text:p>
          </table:table-cell>
          <table:table-cell table:number-columns-repeated="2"/>
          <table:table-cell table:style-name="ce21" office:value-type="string" calcext:value-type="string">
            <text:p>OUI</text:p>
          </table:table-cell>
          <table:table-cell table:style-name="ce21" office:value-type="string" calcext:value-type="string">
            <text:p>non</text:p>
          </table:table-cell>
          <table:table-cell table:style-name="Default" office:value-type="string" calcext:value-type="string">
            <text:p>* boardMembersGroup</text:p>
          </table:table-cell>
          <table:table-cell table:style-name="Default" office:value-type="string" calcext:value-type="string">
            <text:p>boardMembersGroup</text:p>
          </table:table-cell>
          <table:table-cell office:value-type="string" calcext:value-type="string">
            <text:p>Board</text:p>
          </table:table-cell>
          <table:table-cell office:value-type="string" calcext:value-type="string">
            <text:p>Board ? (id : 3)</text:p>
          </table:table-cell>
          <table:table-cell/>
          <table:table-cell office:value-type="string" calcext:value-type="string">
            <text:p>Cooperator</text:p>
          </table:table-cell>
          <table:table-cell table:style-name="ce52" office:value-type="string" calcext:value-type="string">
            <text:p>non utilisé</text:p>
          </table:table-cell>
          <table:table-cell office:value-type="string" calcext:value-type="string">
            <text:p>Accès autorisé</text:p>
          </table:table-cell>
          <table:table-cell table:number-columns-repeated="16370"/>
        </table:table-row>
        <table:table-row table:style-name="ro16">
          <table:table-cell table:number-columns-repeated="2" office:value-type="string" calcext:value-type="string">
            <text:p>* mediationArbitrationCouncilGroup</text:p>
          </table:table-cell>
          <table:table-cell table:number-columns-repeated="2"/>
          <table:table-cell table:style-name="ce21" office:value-type="string" calcext:value-type="string">
            <text:p>OUI</text:p>
          </table:table-cell>
          <table:table-cell table:style-name="ce21" office:value-type="string" calcext:value-type="string">
            <text:p>non</text:p>
          </table:table-cell>
          <table:table-cell table:style-name="Default" office:value-type="string" calcext:value-type="string">
            <text:p>* mediationArbitrationCouncilGroup</text:p>
          </table:table-cell>
          <table:table-cell table:style-name="Default" office:value-type="string" calcext:value-type="string">
            <text:p>mediationArbitrationCouncilGroup</text:p>
          </table:table-cell>
          <table:table-cell office:value-type="string" calcext:value-type="string">
            <text:p>MediationArbitration</text:p>
          </table:table-cell>
          <table:table-cell office:value-type="string" calcext:value-type="string">
            <text:p>MediationArbitrationCouncil ? (id : 2)</text:p>
          </table:table-cell>
          <table:table-cell/>
          <table:table-cell office:value-type="string" calcext:value-type="string">
            <text:p>Cooperator</text:p>
          </table:table-cell>
          <table:table-cell table:style-name="ce52" office:value-type="string" calcext:value-type="string">
            <text:p>non utilisé</text:p>
          </table:table-cell>
          <table:table-cell office:value-type="string" calcext:value-type="string">
            <text:p>Accès autorisé</text:p>
          </table:table-cell>
          <table:table-cell table:number-columns-repeated="16370"/>
        </table:table-row>
        <table:table-row table:style-name="ro14">
          <table:table-cell office:value-type="string" calcext:value-type="string">
            <text:p>* suspendedBboardMembersGroup</text:p>
          </table:table-cell>
          <table:table-cell office:value-type="string" calcext:value-type="string">
            <text:p>* suspendedBboardGroup</text:p>
          </table:table-cell>
          <table:table-cell table:number-columns-repeated="2"/>
          <table:table-cell table:style-name="ce21" office:value-type="string" calcext:value-type="string">
            <text:p>OUI</text:p>
          </table:table-cell>
          <table:table-cell table:style-name="ce21" office:value-type="string" calcext:value-type="string">
            <text:p>non</text:p>
          </table:table-cell>
          <table:table-cell table:style-name="Default" office:value-type="string" calcext:value-type="string">
            <text:p>* suspendedBboardMembersGroup</text:p>
          </table:table-cell>
          <table:table-cell table:style-name="Default" office:value-type="string" calcext:value-type="string">
            <text:p>suspendedBoardGroup</text:p>
          </table:table-cell>
          <table:table-cell office:value-type="string" calcext:value-type="string">
            <text:p>Community</text:p>
          </table:table-cell>
          <table:table-cell table:style-name="ce53" office:value-type="string" calcext:value-type="string">
            <text:p>Accès refusé</text:p>
          </table:table-cell>
          <table:table-cell/>
          <table:table-cell office:value-type="string" calcext:value-type="string">
            <text:p>Candidate_Cooperator</text:p>
          </table:table-cell>
          <table:table-cell table:style-name="ce52" office:value-type="string" calcext:value-type="string">
            <text:p>non utilisé</text:p>
          </table:table-cell>
          <table:table-cell table:style-name="ce53" office:value-type="string" calcext:value-type="string">
            <text:p>Accès refusé</text:p>
          </table:table-cell>
          <table:table-cell table:number-columns-repeated="16370"/>
        </table:table-row>
        <table:table-row table:style-name="ro14">
          <table:table-cell table:number-columns-repeated="2" office:value-type="string" calcext:value-type="string">
            <text:p>* suspendedMediationArbitrationCouncilGroup</text:p>
          </table:table-cell>
          <table:table-cell table:number-columns-repeated="2"/>
          <table:table-cell table:style-name="ce21" office:value-type="string" calcext:value-type="string">
            <text:p>OUI</text:p>
          </table:table-cell>
          <table:table-cell table:style-name="ce21" office:value-type="string" calcext:value-type="string">
            <text:p>non</text:p>
          </table:table-cell>
          <table:table-cell table:style-name="Default" office:value-type="string" calcext:value-type="string">
            <text:p>* suspendedMediationArbitrationCouncilGroup</text:p>
          </table:table-cell>
          <table:table-cell table:style-name="Default" office:value-type="string" calcext:value-type="string">
            <text:p>suspendedMediationArbitrationCouncilGroup</text:p>
          </table:table-cell>
          <table:table-cell office:value-type="string" calcext:value-type="string">
            <text:p>Community</text:p>
          </table:table-cell>
          <table:table-cell table:style-name="ce53" office:value-type="string" calcext:value-type="string">
            <text:p>Accès refusé</text:p>
          </table:table-cell>
          <table:table-cell/>
          <table:table-cell office:value-type="string" calcext:value-type="string">
            <text:p>Candidate_Cooperator</text:p>
          </table:table-cell>
          <table:table-cell table:style-name="ce52" office:value-type="string" calcext:value-type="string">
            <text:p>non utilisé</text:p>
          </table:table-cell>
          <table:table-cell table:style-name="ce53" office:value-type="string" calcext:value-type="string">
            <text:p>Accès refusé</text:p>
          </table:table-cell>
          <table:table-cell table:number-columns-repeated="16370"/>
        </table:table-row>
        <table:table-row table:style-name="ro16">
          <table:table-cell office:value-type="string" calcext:value-type="string">
            <text:p>nombre de parts sociales détenues</text:p>
          </table:table-cell>
          <table:table-cell office:value-type="string" calcext:value-type="string">
            <text:p>entier</text:p>
          </table:table-cell>
          <table:table-cell/>
          <table:table-cell office:value-type="float" office:value="0" calcext:value-type="float">
            <text:p>0</text:p>
          </table:table-cell>
          <table:table-cell table:style-name="ce21" office:value-type="string" calcext:value-type="string">
            <text:p>OUI</text:p>
          </table:table-cell>
          <table:table-cell table:style-name="ce21" office:value-type="string" calcext:value-type="string">
            <text:p>non</text:p>
          </table:table-cell>
          <table:table-cell table:number-columns-repeated="2" office:value-type="string" calcext:value-type="string">
            <text:p>numberSharesOwned</text:p>
          </table:table-cell>
          <table:table-cell table:style-name="ce53" table:number-columns-repeated="3"/>
          <table:table-cell office:value-type="string" calcext:value-type="string">
            <text:p>field_number_of_shares_owned</text:p>
          </table:table-cell>
          <table:table-cell table:style-name="ce53" table:number-columns-repeated="2"/>
          <table:table-cell table:number-columns-repeated="16370"/>
        </table:table-row>
        <table:table-row table:style-name="ro17">
          <table:table-cell table:style-name="ce18" office:value-type="string" calcext:value-type="string">
            <text:p>date de fin de validité de la contribution annuelle courante (valeur initiale = 01 janvier 2020, par exemple).</text:p>
          </table:table-cell>
          <table:table-cell office:value-type="string" calcext:value-type="string">
            <text:p>date</text:p>
          </table:table-cell>
          <table:table-cell/>
          <table:table-cell office:value-type="string" calcext:value-type="string">
            <text:p>01 – jan – 2020 </text:p>
          </table:table-cell>
          <table:table-cell table:style-name="ce21" office:value-type="string" calcext:value-type="string">
            <text:p>OUI</text:p>
          </table:table-cell>
          <table:table-cell table:style-name="ce21" office:value-type="string" calcext:value-type="string">
            <text:p>non</text:p>
          </table:table-cell>
          <table:table-cell table:number-columns-repeated="2" office:value-type="string" calcext:value-type="string">
            <text:p>dateEndValidityYearlyContribution</text:p>
          </table:table-cell>
          <table:table-cell table:style-name="ce53" table:number-columns-repeated="3"/>
          <table:table-cell office:value-type="string" calcext:value-type="string">
            <text:p>field_date_end_year_contrib</text:p>
          </table:table-cell>
          <table:table-cell table:style-name="ce53" table:number-columns-repeated="2"/>
          <table:table-cell table:number-columns-repeated="16370"/>
        </table:table-row>
        <table:table-row table:style-name="ro16">
          <table:table-cell table:style-name="ce18" office:value-type="string" calcext:value-type="string">
            <text:p>Date à laquelle les données de l’utilisateur démissionnaire ou exclu doivent être effacées</text:p>
          </table:table-cell>
          <table:table-cell office:value-type="string" calcext:value-type="string">
            <text:p>date</text:p>
          </table:table-cell>
          <table:table-cell table:style-name="ce21"/>
          <table:table-cell table:style-name="ce21" office:value-type="string" calcext:value-type="string">
            <text:p>31 – dec – 2999 </text:p>
          </table:table-cell>
          <table:table-cell table:number-columns-repeated="2" table:style-name="ce21" office:value-type="string" calcext:value-type="string">
            <text:p>non</text:p>
          </table:table-cell>
          <table:table-cell office:value-type="string" calcext:value-type="string">
            <text:p>dateErasureAllData</text:p>
          </table:table-cell>
          <table:table-cell table:style-name="ce53" table:number-columns-repeated="7"/>
          <table:table-cell table:number-columns-repeated="16370"/>
        </table:table-row>
        <table:table-row table:style-name="ro14">
          <table:table-cell office:value-type="string" calcext:value-type="string">
            <text:p>Numéro IBAN de compte en banque</text:p>
          </table:table-cell>
          <table:table-cell office:value-type="string" calcext:value-type="string">
            <text:p>Texte court</text:p>
          </table:table-cell>
          <table:table-cell table:style-name="ce21" office:value-type="string" calcext:value-type="string">
            <text:p>non</text:p>
          </table:table-cell>
          <table:table-cell table:style-name="ce21"/>
          <table:table-cell table:number-columns-repeated="2" table:style-name="ce21" office:value-type="string" calcext:value-type="string">
            <text:p>OUI</text:p>
          </table:table-cell>
          <table:table-cell office:value-type="string" calcext:value-type="string">
            <text:p>IBAN</text:p>
          </table:table-cell>
          <table:table-cell table:style-name="ce53" table:number-columns-repeated="7"/>
          <table:table-cell table:number-columns-repeated="16370"/>
        </table:table-row>
        <table:table-row table:style-name="ro14">
          <table:table-cell office:value-type="string" calcext:value-type="string">
            <text:p>Adresse de courriel du Coopérateur destination 1</text:p>
          </table:table-cell>
          <table:table-cell table:style-name="ce18" office:value-type="string" calcext:value-type="string">
            <text:p>Adresse de courriel</text:p>
          </table:table-cell>
          <table:table-cell table:style-name="ce21" office:value-type="string" calcext:value-type="string">
            <text:p>non</text:p>
          </table:table-cell>
          <table:table-cell/>
          <table:table-cell table:number-columns-repeated="2" table:style-name="ce21" office:value-type="string" calcext:value-type="string">
            <text:p>non</text:p>
          </table:table-cell>
          <table:table-cell office:value-type="string" calcext:value-type="string">
            <text:p>eMailDestinationCooperator1</text:p>
          </table:table-cell>
          <table:table-cell table:style-name="ce53" table:number-columns-repeated="7"/>
          <table:table-cell table:number-columns-repeated="16370"/>
        </table:table-row>
        <table:table-row table:style-name="ro14">
          <table:table-cell office:value-type="string" calcext:value-type="string">
            <text:p>Adresse de courriel du Coopérateur destination 2</text:p>
          </table:table-cell>
          <table:table-cell table:style-name="ce18" office:value-type="string" calcext:value-type="string">
            <text:p>Adresse de courriel</text:p>
          </table:table-cell>
          <table:table-cell table:style-name="ce21" office:value-type="string" calcext:value-type="string">
            <text:p>non</text:p>
          </table:table-cell>
          <table:table-cell/>
          <table:table-cell table:number-columns-repeated="2" table:style-name="ce21" office:value-type="string" calcext:value-type="string">
            <text:p>non</text:p>
          </table:table-cell>
          <table:table-cell office:value-type="string" calcext:value-type="string">
            <text:p>eMailDestinationCooperator2</text:p>
          </table:table-cell>
          <table:table-cell table:style-name="ce53" table:number-columns-repeated="7"/>
          <table:table-cell table:number-columns-repeated="16370"/>
        </table:table-row>
        <table:table-row table:style-name="ro14">
          <table:table-cell office:value-type="string" calcext:value-type="string">
            <text:p>Adresse de courriel du Coopérateur destination 3</text:p>
          </table:table-cell>
          <table:table-cell table:style-name="ce18" office:value-type="string" calcext:value-type="string">
            <text:p>Adresse de courriel</text:p>
          </table:table-cell>
          <table:table-cell table:style-name="ce21" office:value-type="string" calcext:value-type="string">
            <text:p>non</text:p>
          </table:table-cell>
          <table:table-cell/>
          <table:table-cell table:number-columns-repeated="2" table:style-name="ce21" office:value-type="string" calcext:value-type="string">
            <text:p>non</text:p>
          </table:table-cell>
          <table:table-cell office:value-type="string" calcext:value-type="string">
            <text:p>eMailDestinationCooperator3</text:p>
          </table:table-cell>
          <table:table-cell table:style-name="ce53" table:number-columns-repeated="7"/>
          <table:table-cell table:number-columns-repeated="16370"/>
        </table:table-row>
        <table:table-row table:style-name="ro14">
          <table:table-cell office:value-type="string" calcext:value-type="string">
            <text:p>Adresse de courriel du Coopérateur destination 4</text:p>
          </table:table-cell>
          <table:table-cell table:style-name="ce18" office:value-type="string" calcext:value-type="string">
            <text:p>Adresse de courriel</text:p>
          </table:table-cell>
          <table:table-cell table:style-name="ce21" office:value-type="string" calcext:value-type="string">
            <text:p>non</text:p>
          </table:table-cell>
          <table:table-cell/>
          <table:table-cell table:number-columns-repeated="2" table:style-name="ce21" office:value-type="string" calcext:value-type="string">
            <text:p>non</text:p>
          </table:table-cell>
          <table:table-cell office:value-type="string" calcext:value-type="string">
            <text:p>eMailDestinationCooperator4</text:p>
          </table:table-cell>
          <table:table-cell table:style-name="ce53" table:number-columns-repeated="7"/>
          <table:table-cell table:number-columns-repeated="16370"/>
        </table:table-row>
        <table:table-row table:style-name="ro14">
          <table:table-cell office:value-type="string" calcext:value-type="string">
            <text:p>Adresse de courriel du Coopérateur destination 5</text:p>
          </table:table-cell>
          <table:table-cell table:style-name="ce18" office:value-type="string" calcext:value-type="string">
            <text:p>Adresse de courriel</text:p>
          </table:table-cell>
          <table:table-cell table:style-name="ce21" office:value-type="string" calcext:value-type="string">
            <text:p>non</text:p>
          </table:table-cell>
          <table:table-cell/>
          <table:table-cell table:number-columns-repeated="2" table:style-name="ce21" office:value-type="string" calcext:value-type="string">
            <text:p>non</text:p>
          </table:table-cell>
          <table:table-cell office:value-type="string" calcext:value-type="string">
            <text:p>eMailDestinationCooperator5</text:p>
          </table:table-cell>
          <table:table-cell table:style-name="ce53" table:number-columns-repeated="7"/>
          <table:table-cell table:number-columns-repeated="16370"/>
        </table:table-row>
        <table:table-row table:style-name="ro21">
          <table:table-cell office:value-type="string" calcext:value-type="string">
            <text:p>Bloc chiffré contenant sur 512 caractères :</text:p>
            <text:p>  - Prénoms tels qu’apparaissant dans les documents officiels d’identité;</text:p>
            <text:p>  - Noms tels qu’apparaissant dans les documents officiels d’identité;</text:p>
            <text:p>  - Date de naissance;</text:p>
            <text:p>  - Nationalité, parmi celles des États-Membres de l’Union Européenne;</text:p>
            <text:p>  - Pseudonyme;</text:p>
            <text:p>  - Numéro de Coopérateur; </text:p>
            <text:p>  - Note de Comportement Coopératif;</text:p>
            <text:p>  - Date-heure de dernière mise à jour de la Note de Comportement Coopératif;</text:p>
            <text:p>  - nombre de parts sociales détenues;</text:p>
            <text:p>  - date de fin de validité de la contribution annuelle courante;</text:p>
            <text:p>  - Rôle dans la Coopérative;</text:p>
            <text:p>  - Groupe(s) auxquel(s) le Coopérateur appartient.</text:p>
          </table:table-cell>
          <table:table-cell office:value-type="string" calcext:value-type="string">
            <text:p>Chaîne de 512 caractères</text:p>
          </table:table-cell>
          <table:table-cell table:style-name="ce21" office:value-type="string" calcext:value-type="string">
            <text:p>non</text:p>
          </table:table-cell>
          <table:table-cell/>
          <table:table-cell table:number-columns-repeated="2" table:style-name="ce21" office:value-type="string" calcext:value-type="string">
            <text:p>non</text:p>
          </table:table-cell>
          <table:table-cell office:value-type="string" calcext:value-type="string">
            <text:p>cipheredPersonalData</text:p>
          </table:table-cell>
          <table:table-cell table:style-name="ce53" table:number-columns-repeated="7"/>
          <table:table-cell table:number-columns-repeated="16370"/>
        </table:table-row>
        <table:table-row table:style-name="ro14" table:number-rows-repeated="1048536">
          <table:table-cell table:number-columns-repeated="16384"/>
        </table:table-row>
        <table:table-row table:style-name="ro14">
          <table:table-cell table:number-columns-repeated="16384"/>
        </table:table-row>
      </table:table>
      <table:table table:name="JustifLogiciels" table:style-name="ta1">
        <table:table-column table:style-name="co18" table:default-cell-style-name="Default"/>
        <table:table-column table:style-name="co19" table:default-cell-style-name="Default"/>
        <table:table-column table:style-name="co20" table:default-cell-style-name="ce18"/>
        <table:table-column table:style-name="co21" table:default-cell-style-name="ce18"/>
        <table:table-column table:style-name="co22" table:default-cell-style-name="Default"/>
        <table:table-row table:style-name="ro14">
          <table:table-cell table:style-name="ce9" office:value-type="string" calcext:value-type="string">
            <text:p>Nom du logiciel</text:p>
          </table:table-cell>
          <table:table-cell table:style-name="ce9" office:value-type="string" calcext:value-type="string">
            <text:p>Fonction du logiciel</text:p>
          </table:table-cell>
          <table:table-cell table:style-name="ce9" office:value-type="string" calcext:value-type="string">
            <text:p>Utilisation du logiciel dans l’infrastructure</text:p>
          </table:table-cell>
          <table:table-cell table:style-name="ce9" office:value-type="string" calcext:value-type="string">
            <text:p>Justification de l’utilisation du logiciel sur l’infrastructure</text:p>
          </table:table-cell>
          <table:table-cell/>
        </table:table-row>
        <table:table-row table:style-name="ro16">
          <table:table-cell office:value-type="string" calcext:value-type="string">
            <text:p>AlirPunkto</text:p>
          </table:table-cell>
          <table:table-cell office:value-type="string" calcext:value-type="string">
            <text:p>Authentification initiale</text:p>
          </table:table-cell>
          <table:table-cell office:value-type="string" calcext:value-type="string">
            <text:p>Vérifier qu’une même personne physique ne peut disposer que d’un compte de Coopérateur, et d’un seul,</text:p>
          </table:table-cell>
          <table:table-cell office:value-type="string" calcext:value-type="string">
            <text:p>Assurer le principe démocratique « une personne = une voix » lors des votes de prise de décision au sein de la Coopérative</text:p>
          </table:table-cell>
          <table:table-cell/>
        </table:table-row>
        <table:table-row table:style-name="ro16">
          <table:table-cell office:value-type="string" calcext:value-type="string">
            <text:p>AlirPunkto</text:p>
          </table:table-cell>
          <table:table-cell office:value-type="string" calcext:value-type="string">
            <text:p>Authentification initiale</text:p>
          </table:table-cell>
          <table:table-cell office:value-type="string" calcext:value-type="string">
            <text:p>Vérifier que les Coopérateurs sont citoyen.ne.s de l’Union Européenne.</text:p>
          </table:table-cell>
          <table:table-cell table:style-name="Default" office:value-type="string" calcext:value-type="string">
            <text:p>Selon les statuts, seul.e.s les citoyen.ne.s de l’Union Européenne ont le droit d’être Coopérateur</text:p>
          </table:table-cell>
          <table:table-cell/>
        </table:table-row>
        <table:table-row table:style-name="ro22">
          <table:table-cell office:value-type="string" calcext:value-type="string">
            <text:p>Drupal</text:p>
          </table:table-cell>
          <table:table-cell office:value-type="string" calcext:value-type="string">
            <text:p>Gestionnaire de contenu (CMS)</text:p>
          </table:table-cell>
          <table:table-cell office:value-type="string" calcext:value-type="string">
            <text:p>Présentation générale de la Coopérative à destination du public</text:p>
          </table:table-cell>
          <table:table-cell office:value-type="string" calcext:value-type="string">
            <text:p>Une organisation existe aujourd’hui essentiellement par sa présence en ligne.</text:p>
            <text:p>Le site sur l’Internet ouvert (par contraste avec une présentation dans une infrastructure fermée et propriétaire comme les réseaux sociaux des monopoleurs numériques – GAFAM), auprès d’hébergeurs indépendants, est garant d’une dépendance minimale vis-à-vis des monopoleurs numériques.</text:p>
            <text:p>Drupal est un des CMS libres dominants du marché. Il donne une bonne assurance de pérennité et de qualité sur la durée.</text:p>
          </table:table-cell>
          <table:table-cell/>
        </table:table-row>
        <table:table-row table:style-name="ro22">
          <table:table-cell table:style-name="ce18" office:value-type="string" calcext:value-type="string">
            <text:p>Module de paiement (« Commerce 2 ») de Drupal</text:p>
          </table:table-cell>
          <table:table-cell table:style-name="ce18" office:value-type="string" calcext:value-type="string">
            <text:p>Vente en ligne</text:p>
          </table:table-cell>
          <table:table-cell office:value-type="string" calcext:value-type="string">
            <text:p>Recevoir des paiements en ligne sécurisés par carte de crédit pour :</text:p>
            <text:p>* l’achat des parts de la Coopérative (pour les Coopérateurs) ;</text:p>
            <text:p>* le paiement de la cotisation annuelle (pour les Coopérateurs) ;</text:p>
            <text:p>* le versement de dons (pour les Donateurs).</text:p>
          </table:table-cell>
          <table:table-cell office:value-type="string" calcext:value-type="string">
            <text:p>La banque de la Coopérative, le Crédit Coopératif, propose une plate-forme pour le paiement par carte de crédit, SystemPay. Cette plate-forme utilise un protocole sécurisé pour recevoir les informations nécessaires au paiement (montant, compte en banque à créditer), et propose des modules libres pour l’interface technique, dont un avec « Commerce 2 » de Drupal.</text:p>
            <text:p>Cette solution est donc simple de mise en œuvre et d’installation, par comparaison avec un développement spécifique</text:p>
          </table:table-cell>
          <table:table-cell/>
        </table:table-row>
        <table:table-row table:style-name="ro5">
          <table:table-cell table:style-name="ce18" office:value-type="string" calcext:value-type="string">
            <text:p>Moodle</text:p>
          </table:table-cell>
          <table:table-cell table:style-name="ce18" office:value-type="string" calcext:value-type="string">
            <text:p>Formation en ligne</text:p>
          </table:table-cell>
          <table:table-cell office:value-type="string" calcext:value-type="string">
            <text:p>* Hébergement des formations en ligne développées par la Coopérative à destination des Coopérateurs et du grand public</text:p>
            <text:p>* (à venir) Hébergement de la base documentaire de la Coopérative</text:p>
          </table:table-cell>
          <table:table-cell office:value-type="string" calcext:value-type="string">
            <text:p>La formation est une des fonctions importantes de la Coopérative. La formation donne des ressources à toute personne pour évoluer dans sa consommation vers plus de durabilité, à son échelle et à son rythme, de façon autonome. C’est ainsi un « produit d’appel » pour la Coopérative, par lequel elle se fait connaître du grand public, en diffusant l’information sur les réseaux sociaux sans risque professionnel pour les personnes qui la propagent.</text:p>
            <text:p>La base de données documentaire est une aide pour toute personne pour avoir accès à des informations fiables et de qualité sur les sujets centraux de la Coopérative : durabilité environnementale, justice sociale, démocratie à une échelle pan-européenne.</text:p>
          </table:table-cell>
          <table:table-cell/>
        </table:table-row>
        <table:table-row table:style-name="ro23">
          <table:table-cell table:style-name="ce18" office:value-type="string" calcext:value-type="string">
            <text:p>SYMPA</text:p>
          </table:table-cell>
          <table:table-cell table:style-name="ce18" office:value-type="string" calcext:value-type="string">
            <text:p>Listes de diffusion</text:p>
          </table:table-cell>
          <table:table-cell office:value-type="string" calcext:value-type="string">
            <text:p><text:span text:style-name="T1">* Diffusion d’informations statutaires,</text:span> internes à la Coopérative</text:p>
            <text:p>* Diffusion de l’infolettre de la Coopérative, à destination du grand public </text:p>
          </table:table-cell>
          <table:table-cell office:value-type="string" calcext:value-type="string">
            <text:p>* Le courriel reste un moyen fiable, que l’on peut enregistrer, stocker et classer, pour transmettre des informations vers un grand nombre de personnes. Ces caractéristiques sont tout particulièrement utiles pour diffuser les informations statutaires (information sur les procédures de vote, invitation à candidater, PV statutaires..)</text:p>
            <text:p>* L’infolettre est un moyen simple, connu et très facile d’utilisation, pour diffuser rapidement de l’information sur la Coopérative à toutes les personnes, intéressées de près ou de loin par la Coopérative</text:p>
          </table:table-cell>
          <table:table-cell/>
        </table:table-row>
        <table:table-row table:style-name="ro24">
          <table:table-cell table:style-name="ce18" office:value-type="string" calcext:value-type="string">
            <text:p>KuneAgi</text:p>
          </table:table-cell>
          <table:table-cell table:style-name="ce18" office:value-type="string" calcext:value-type="string">
            <text:p>Définition démocratique d’actions à mener par une organisation collective</text:p>
          </table:table-cell>
          <table:table-cell office:value-type="string" calcext:value-type="string">
            <text:p>Élaboration et sélection de propositions d’action de la Coopérative, conformément aux procédures de ses statuts :</text:p>
            <text:p>* propositions de politiques publiques ;</text:p>
            <text:p>* propositions d’actions des organisations et des secteurs vers la durabilité ;</text:p>
            <text:p>* élection du Conseil d’Administration et des membres du Conseil de Médiation et d’Arbitrage ;</text:p>
            <text:p>* choix des équipes de négociation dans les dialogues de durabilité ;</text:p>
            <text:p>* choix des candidats aux élections politiques ;</text:p>
            <text:p>* (selon des choix techniques à venir) projets de Coopérateurs, prototypes d’entreprise, campagnes de communication, sélection des élections où présenter des candidats</text:p>
          </table:table-cell>
          <table:table-cell office:value-type="string" calcext:value-type="string">
            <text:p>KuneAgi a été développé pour la Coopérative. La Coopérative détient une licence permanente, universelle et avec droit de sous-licencier sur l’ensemble de sa propriété intellectuelle.</text:p>
            <text:p>KuneAgi est le seul logiciel réalisant des fonctions de démocratie délibérative définies dans les statuts de la Coopérative, c’est à dire d’amendement égalitaire d’un texte dans un groupe de travail.</text:p>
          </table:table-cell>
          <table:table-cell/>
        </table:table-row>
        <table:table-row table:style-name="ro16">
          <table:table-cell table:style-name="ce18" office:value-type="string" calcext:value-type="string">
            <text:p>LiquidFeedback</text:p>
          </table:table-cell>
          <table:table-cell table:style-name="ce18" office:value-type="string" calcext:value-type="string">
            <text:p>Définition démocratique d’actions à mener par une organisation collective</text:p>
          </table:table-cell>
          <table:table-cell office:value-type="string" calcext:value-type="string">
            <text:p>Contrôle démocratique par les Coopérateurs des Décisions Opérationnelles du CA et du Conseil de Médiation et d’Arbitrage</text:p>
          </table:table-cell>
          <table:table-cell office:value-type="string" calcext:value-type="string">
            <text:p>LiquidFeedback dispose d’une fonction de délégation de vote assurant une division du travail entre les Coopérateurs dans ces fonctions de contrôle nécessaires mais peu motivantes.</text:p>
          </table:table-cell>
          <table:table-cell/>
        </table:table-row>
        <table:table-row table:style-name="ro17">
          <table:table-cell table:style-name="ce18" office:value-type="string" calcext:value-type="string">
            <text:p>LimeSurvey</text:p>
          </table:table-cell>
          <table:table-cell table:style-name="ce18" office:value-type="string" calcext:value-type="string">
            <text:p>Questionnaires en ligne</text:p>
          </table:table-cell>
          <table:table-cell office:value-type="string" calcext:value-type="string">
            <text:p>Définition des paramètres quantitatifs affectant le fonctionnement des statuts, par calcul de la médiane des réponses apportées</text:p>
          </table:table-cell>
          <table:table-cell office:value-type="string" calcext:value-type="string">
            <text:p>LimeSurvey dispose de la fonction de calcul et d’affichage de la médiane des réponses données à une question portant sur les paramètres quantitatifs, ainsi que d’une possibilité de pré-remplir le questionnaire avec les valeurs par défaut.</text:p>
          </table:table-cell>
          <table:table-cell/>
        </table:table-row>
        <table:table-row table:style-name="ro25">
          <table:table-cell table:style-name="ce18" office:value-type="string" calcext:value-type="string">
            <text:p>NextCloud + Collabora</text:p>
          </table:table-cell>
          <table:table-cell table:style-name="ce18" office:value-type="string" calcext:value-type="string">
            <text:p>Espace de travail et d’interaction partagé</text:p>
            <text:p><text:span text:style-name="T1">Clavardage = messagerie instantanée</text:span></text:p>
          </table:table-cell>
          <table:table-cell office:value-type="string" calcext:value-type="string">
            <text:p><text:span text:style-name="T1">* Discussion libre entre les membres de la Communauté, par thème, autour de documents que chaque membre peut afficher et discuter</text:span></text:p>
            <text:p><text:span text:style-name="T1">* Organisation de réunions publiques ou internes</text:span></text:p>
            <text:p>* Écriture collaborative de documents complexes et structurés (textes, tableurs), dans un environnement de travail bureautique familier.</text:p>
            <text:p>* Dépôt des documents de référence et des modèles de documents de la Coopérative</text:p>
            <text:p><text:span text:style-name="T1">* Réunions en ligne multilingue, en utilisant la traduction automatique pour le contenu écrit dans une langue non connue</text:span></text:p>
          </table:table-cell>
          <table:table-cell office:value-type="string" calcext:value-type="string">
            <text:p><text:span text:style-name="T1">Les membres de la Communauté (= les Coopérateurs + les personnes ayant un certain intérêt pour la Coopérative sans souhaiter en être membres) ont besoin d’un espace d’accès facile, sécurisé et de confiance, où interagir de façon libre, sans que cette discussion n’engage de décision.</text:span></text:p>
            <text:p><text:span text:style-name="T1">L’organisation de réunions demande de disposer d’un espace où les personnes susceptibles d’être intéressées peuvent s’inscrire en ayant toutes les informations nécessaires.</text:span></text:p>
            <text:p>Les propositions d’action de la Coopérative sont des documents complexes et riches, demandant à être écrits tout d’abord avec des outils familiers, le cas échéant à plusieurs. Tant que cette écriture est exempte de conflit, cet outil suffit. Les procédures de démocratie délibérative de KuneAgi ne sont alors utilisées que pour adopter formellement le document et le soumettre à la sélection des autres Coopérateurs, ou avant cela pour surmonter démocratiquement et pacifiquement les conflits et les désaccords apparus lors de cette écriture.</text:p>
            <text:p>Les documents de référence et les modèles de documents doivent être disponibles facilement et rapidement pour tout Coopérateur.</text:p>
            <text:p><text:span text:style-name="T1">La Coopérative est une organisation pan-européenne, socialement égalitaire. Cela demande à ce que toute personne puisse, dans les interactions en temps réel comme les réunions, s’exprimer dans sa propre langue, et comprendre l’expression des autres personnes effectuée dans d’autres langues. L’existence de traducteurs automatiques en ligne de textes écrits, d’accès gratuit et de très grande qualité, ouvre l’opportunité d’une solution technique sous forme de la combinaison du clavardage et de cette traduction automatique.</text:span></text:p>
          </table:table-cell>
          <table:table-cell/>
        </table:table-row>
        <table:table-row table:style-name="ro14" table:number-rows-repeated="3">
          <table:table-cell table:style-name="ce18" table:number-columns-repeated="2"/>
          <table:table-cell table:number-columns-repeated="3"/>
        </table:table-row>
        <table:table-row table:style-name="ro14" table:number-rows-repeated="10">
          <table:table-cell table:number-columns-repeated="2"/>
          <table:table-cell table:style-name="Default"/>
          <table:table-cell table:style-name="ce7"/>
          <table:table-cell/>
        </table:table-row>
        <table:table-row table:style-name="ro14">
          <table:table-cell table:number-columns-repeated="2"/>
          <table:table-cell table:style-name="Default"/>
          <table:table-cell table:style-name="ce7"/>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25">00.00.0000</text:date>, <text:time style:data-style-name="N2" text:time-value="21:01:53.9779585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2T22:53:30.979201304</meta:creation-date>
    <meta:generator>Collabora_Office/23.05.4.2$Linux_X86_64 LibreOffice_project/78039c571ee219e97241942474147d63532d716c</meta:generator>
    <dc:date>2024-06-25T21:24:23.948231012</dc:date>
    <meta:editing-duration>PT20H17M57S</meta:editing-duration>
    <meta:editing-cycles>161</meta:editing-cycles>
    <meta:document-statistic meta:table-count="3" meta:cell-count="598" meta:object-count="0"/>
  </office:meta>
</office:document-meta>
</file>